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0000"/>
    </style:style>
    <style:style style:name="ce3" style:family="table-cell" style:parent-style-name="Excel_20_Built-in_20_Normal">
      <style:table-cell-properties fo:background-color="#99ff66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0" table:default-cell-style-name="Excel_20_Built-in_20_Normal"/>
        <table:table-column table:style-name="co2" table:number-columns-repeated="984" table:default-cell-style-name="Excel_20_Built-in_20_Normal"/>
        <table:table-row table:style-name="ro1">
          <table:table-cell table:style-name="ce1" office:value-type="string">
            <text:p>target_ip</text:p>
          </table:table-cell>
          <table:table-cell table:style-name="ce1" office:value-type="string">
            <text:p>target_id</text:p>
          </table:table-cell>
          <table:table-cell table:style-name="ce1" office:value-type="string">
            <text:p>target_lat</text:p>
          </table:table-cell>
          <table:table-cell table:style-name="ce1" office:value-type="string">
            <text:p>target_lon</text:p>
          </table:table-cell>
          <table:table-cell table:style-name="ce1" office:value-type="string">
            <text:p>t_to_lr_time</text:p>
          </table:table-cell>
          <table:table-cell table:style-name="ce1" office:value-type="string">
            <text:p>t_to_lr_ixp_ip</text:p>
          </table:table-cell>
          <table:table-cell table:style-name="ce1" office:value-type="string">
            <text:p>t_to_lr_ixp_lat</text:p>
          </table:table-cell>
          <table:table-cell table:style-name="ce1" office:value-type="string">
            <text:p>t_to_lr_ixp_lon</text:p>
          </table:table-cell>
          <table:table-cell table:style-name="ce1" office:value-type="string">
            <text:p>t_to_lr_lr_ip</text:p>
          </table:table-cell>
          <table:table-cell table:style-name="ce1" office:value-type="string">
            <text:p>s_to_t_time</text:p>
          </table:table-cell>
          <table:table-cell table:style-name="ce1" office:value-type="string">
            <text:p>s_to_t_s_ip</text:p>
          </table:table-cell>
          <table:table-cell table:style-name="ce1" office:value-type="string">
            <text:p>s_to_t_s_id</text:p>
          </table:table-cell>
          <table:table-cell table:style-name="ce1" office:value-type="string">
            <text:p>s_to_t_s_lat</text:p>
          </table:table-cell>
          <table:table-cell table:style-name="ce1" office:value-type="string">
            <text:p>s_to_t_s_lon</text:p>
          </table:table-cell>
          <table:table-cell table:style-name="ce1" office:value-type="string">
            <text:p>s_to_t_ixp_ip</text:p>
          </table:table-cell>
          <table:table-cell table:style-name="ce1" office:value-type="string">
            <text:p>s_to_t_ixp_lat</text:p>
          </table:table-cell>
          <table:table-cell table:style-name="ce1" office:value-type="string">
            <text:p>s_to_t_ixp_lon</text:p>
          </table:table-cell>
          <table:table-cell table:style-name="ce1" office:value-type="string">
            <text:p>s_to_t_lr_ip</text:p>
          </table:table-cell>
          <table:table-cell table:style-name="ce1" office:value-type="string">
            <text:p>s_to_lr_time</text:p>
          </table:table-cell>
          <table:table-cell table:style-name="ce1" office:value-type="string">
            <text:p>s_to_lr_s_ip</text:p>
          </table:table-cell>
          <table:table-cell table:style-name="ce1" office:value-type="string">
            <text:p>s_to_lr_s_id</text:p>
          </table:table-cell>
          <table:table-cell table:style-name="ce1" office:value-type="string">
            <text:p>s_to_lr_s_lat</text:p>
          </table:table-cell>
          <table:table-cell table:style-name="ce1" office:value-type="string">
            <text:p>s_to_lr_s_lon</text:p>
          </table:table-cell>
          <table:table-cell table:style-name="ce1" office:value-type="string">
            <text:p>s_to_lr_ixp_ip</text:p>
          </table:table-cell>
          <table:table-cell table:style-name="ce1" office:value-type="string">
            <text:p>s_to_lr_ixp_lat</text:p>
          </table:table-cell>
          <table:table-cell table:style-name="ce1" office:value-type="string">
            <text:p>s_to_lr_ixp_lon</text:p>
          </table:table-cell>
          <table:table-cell table:style-name="ce1" office:value-type="string">
            <text:p>s_to_lr_lr_ip</text:p>
          </table:table-cell>
          <table:table-cell table:style-name="ce1" office:value-type="string">
            <text:p>i_to_lr_time</text:p>
          </table:table-cell>
          <table:table-cell table:style-name="ce1" office:value-type="string">
            <text:p>i_to_lr_ixp_ip</text:p>
          </table:table-cell>
          <table:table-cell table:style-name="ce1" office:value-type="string">
            <text:p>i_to_lr_ixp_lat</text:p>
          </table:table-cell>
          <table:table-cell table:style-name="ce1" office:value-type="string">
            <text:p>i_to_lr_ixp_lon</text:p>
          </table:table-cell>
          <table:table-cell table:style-name="ce1" office:value-type="string">
            <text:p>i_to_lr_lr_ip</text:p>
          </table:table-cell>
          <table:table-cell table:style-name="ce1" office:value-type="string">
            <text:p>i_to_t_time</text:p>
          </table:table-cell>
          <table:table-cell table:style-name="ce1" office:value-type="string">
            <text:p>i_to_t_ixp_ip</text:p>
          </table:table-cell>
          <table:table-cell table:style-name="ce1" office:value-type="string">
            <text:p>i_to_t_ixp_lat</text:p>
          </table:table-cell>
          <table:table-cell table:style-name="ce1" office:value-type="string">
            <text:p>i_to_t_ixp_lon</text:p>
          </table:table-cell>
          <table:table-cell table:style-name="ce1" office:value-type="string">
            <text:p>i_to_t_lr_ip</text:p>
          </table:table-cell>
          <table:table-cell table:style-name="ce1" office:value-type="string">
            <text:p>il_distance</text:p>
          </table:table-cell>
          <table:table-cell table:style-name="ce1" office:value-type="string">
            <text:p>tl_distance</text:p>
          </table:table-cell>
          <table:table-cell table:style-name="ce1" office:value-type="string">
            <text:p>sl_distance</text:p>
          </table:table-cell>
          <table:table-cell table:number-columns-repeated="984"/>
        </table:table-row>
        <table:table-row table:style-name="ro1"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office:value-type="float" office:value="0.00800000000000001">
            <text:p>0.008</text:p>
          </table:table-cell>
          <table:table-cell office:value-type="string">
            <text:p>196.223.14.99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29.232.223.26</text:p>
          </table:table-cell>
          <table:table-cell office:value-type="float" office:value="1.301">
            <text:p>1.301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24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29.232.223.26</text:p>
          </table:table-cell>
          <table:table-cell office:value-type="float" office:value="1.281">
            <text:p>1.281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24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29.232.223.26</text:p>
          </table:table-cell>
          <table:table-cell office:value-type="float" office:value="0.00100000000000122">
            <text:p>0.001</text:p>
          </table:table-cell>
          <table:table-cell office:value-type="string">
            <text:p>196.223.14.99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29.232.223.26</text:p>
          </table:table-cell>
          <table:table-cell office:value-type="float" office:value="0.0159999999999982">
            <text:p>0.016</text:p>
          </table:table-cell>
          <table:table-cell office:value-type="string">
            <text:p>196.60.9.24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29.232.223.26</text:p>
          </table:table-cell>
          <table:table-cell office:value-type="float" office:value="99.000000000121">
            <text:p>99.0000000001</text:p>
          </table:table-cell>
          <table:table-cell office:value-type="float" office:value="792.000000000001">
            <text:p>792</text:p>
          </table:table-cell>
          <table:table-cell office:value-type="float" office:value="126819">
            <text:p>126819</text:p>
          </table:table-cell>
          <table:table-cell table:number-columns-repeated="984"/>
        </table:table-row>
        <table:table-row table:style-name="ro1">
          <table:table-cell office:value-type="string">
            <text:p>160.242.14.157</text:p>
          </table:table-cell>
          <table:table-cell office:value-type="float" office:value="1000327">
            <text:p>1000327</text:p>
          </table:table-cell>
          <table:table-cell office:value-type="float" office:value="-22.5595">
            <text:p>-22.5595</text:p>
          </table:table-cell>
          <table:table-cell office:value-type="float" office:value="17.0685">
            <text:p>17.0685</text:p>
          </table:table-cell>
          <table:table-cell office:value-type="float" office:value="12.869">
            <text:p>12.869</text:p>
          </table:table-cell>
          <table:table-cell office:value-type="string">
            <text:p>196.60.8.1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0.242.8.36</text:p>
          </table:table-cell>
          <table:table-cell office:value-type="float" office:value="37.794">
            <text:p>37.794</text:p>
          </table:table-cell>
          <table:table-cell office:value-type="string">
            <text:p>196.216.164.50</text:p>
          </table:table-cell>
          <table:table-cell office:value-type="float" office:value="14465">
            <text:p>14465</text:p>
          </table:table-cell>
          <table:table-cell office:value-type="float" office:value="-22.5705">
            <text:p>-22.5705</text:p>
          </table:table-cell>
          <table:table-cell office:value-type="float" office:value="17.0805">
            <text:p>17.0805</text:p>
          </table:table-cell>
          <table:table-cell table:number-columns-repeated="3"/>
          <table:table-cell office:value-type="string">
            <text:p>160.242.8.36</text:p>
          </table:table-cell>
          <table:table-cell office:value-type="float" office:value="0.923">
            <text:p>0.923</text:p>
          </table:table-cell>
          <table:table-cell office:value-type="string">
            <text:p>196.216.164.50</text:p>
          </table:table-cell>
          <table:table-cell office:value-type="float" office:value="14465">
            <text:p>14465</text:p>
          </table:table-cell>
          <table:table-cell office:value-type="float" office:value="-22.5705">
            <text:p>-22.5705</text:p>
          </table:table-cell>
          <table:table-cell office:value-type="float" office:value="17.0805">
            <text:p>17.0805</text:p>
          </table:table-cell>
          <table:table-cell table:number-columns-repeated="3"/>
          <table:table-cell office:value-type="string">
            <text:p>160.242.8.36</text:p>
          </table:table-cell>
          <table:table-cell office:value-type="float" office:value="9.614">
            <text:p>9.614</text:p>
          </table:table-cell>
          <table:table-cell office:value-type="string">
            <text:p>196.10.140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242.8.36</text:p>
          </table:table-cell>
          <table:table-cell office:value-type="float" office:value="36.279">
            <text:p>36.279</text:p>
          </table:table-cell>
          <table:table-cell office:value-type="string">
            <text:p>196.10.140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242.8.36</text:p>
          </table:table-cell>
          <table:table-cell office:value-type="float" office:value="951786">
            <text:p>951786</text:p>
          </table:table-cell>
          <table:table-cell office:value-type="float" office:value="1274031">
            <text:p>1274031</text:p>
          </table:table-cell>
          <table:table-cell office:value-type="float" office:value="91377">
            <text:p>91377</text:p>
          </table:table-cell>
          <table:table-cell table:number-columns-repeated="984"/>
        </table:table-row>
        <table:table-row table:style-name="ro1">
          <table:table-cell office:value-type="string">
            <text:p>160.119.236.94</text:p>
          </table:table-cell>
          <table:table-cell office:value-type="float" office:value="1000484">
            <text:p>1000484</text:p>
          </table:table-cell>
          <table:table-cell office:value-type="float" office:value="-33.9005">
            <text:p>-33.9005</text:p>
          </table:table-cell>
          <table:table-cell office:value-type="float" office:value="18.6315">
            <text:p>18.6315</text:p>
          </table:table-cell>
          <table:table-cell office:value-type="float" office:value="0.585999999999999">
            <text:p>0.586</text:p>
          </table:table-cell>
          <table:table-cell office:value-type="string">
            <text:p>196.60.9.3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0.119.233.132</text:p>
          </table:table-cell>
          <table:table-cell office:value-type="float" office:value="0.268">
            <text:p>0.268</text:p>
          </table:table-cell>
          <table:table-cell office:value-type="string">
            <text:p>160.119.236.94</text:p>
          </table:table-cell>
          <table:table-cell office:value-type="float" office:value="13746">
            <text:p>13746</text:p>
          </table:table-cell>
          <table:table-cell office:value-type="float" office:value="-33.8895">
            <text:p>-33.8895</text:p>
          </table:table-cell>
          <table:table-cell office:value-type="float" office:value="18.6295">
            <text:p>18.6295</text:p>
          </table:table-cell>
          <table:table-cell table:number-columns-repeated="4"/>
          <table:table-cell office:value-type="float" office:value="1.908">
            <text:p>1.90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60.119.233.132</text:p>
          </table:table-cell>
          <table:table-cell office:value-type="float" office:value="1.551">
            <text:p>1.551</text:p>
          </table:table-cell>
          <table:table-cell office:value-type="string">
            <text:p>196.223.22.86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119.233.132</text:p>
          </table:table-cell>
          <table:table-cell office:value-type="float" office:value="0.729">
            <text:p>0.729</text:p>
          </table:table-cell>
          <table:table-cell office:value-type="string">
            <text:p>196.10.140.4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119.233.132</text:p>
          </table:table-cell>
          <table:table-cell office:value-type="float" office:value="153549">
            <text:p>153549</text:p>
          </table:table-cell>
          <table:table-cell office:value-type="float" office:value="58013.9999999999">
            <text:p>58013.9999999999</text:p>
          </table:table-cell>
          <table:table-cell office:value-type="float" office:value="188892">
            <text:p>188892</text:p>
          </table:table-cell>
          <table:table-cell table:number-columns-repeated="984"/>
        </table:table-row>
        <table:table-row table:style-name="ro1">
          <table:table-cell table:style-name="ce2" office:value-type="string">
            <text:p>169.255.0.135</text:p>
          </table:table-cell>
          <table:table-cell table:style-name="ce2" office:value-type="float" office:value="1000492">
            <text:p>1000492</text:p>
          </table:table-cell>
          <table:table-cell table:style-name="ce2" office:value-type="float" office:value="-26.1415">
            <text:p>-26.1415</text:p>
          </table:table-cell>
          <table:table-cell table:style-name="ce2" office:value-type="float" office:value="28.2015">
            <text:p>28.2015</text:p>
          </table:table-cell>
          <table:table-cell table:style-name="ce2" office:value-type="float" office:value="0.00600000000000023">
            <text:p>0.006</text:p>
          </table:table-cell>
          <table:table-cell table:style-name="ce2" office:value-type="string">
            <text:p>196.60.8.102</text:p>
          </table:table-cell>
          <table:table-cell table:style-name="ce2" office:value-type="float" office:value="-26.138">
            <text:p>-26.138</text:p>
          </table:table-cell>
          <table:table-cell table:style-name="ce2" office:value-type="float" office:value="28.19802">
            <text:p>28.19802</text:p>
          </table:table-cell>
          <table:table-cell table:style-name="ce2" office:value-type="string">
            <text:p>169.255.0.235</text:p>
          </table:table-cell>
          <table:table-cell table:style-name="ce2" office:value-type="float" office:value="0.436">
            <text:p>0.436</text:p>
          </table:table-cell>
          <table:table-cell table:style-name="ce2" office:value-type="string">
            <text:p>188.172.217.86</text:p>
          </table:table-cell>
          <table:table-cell table:style-name="ce2" office:value-type="float" office:value="6569">
            <text:p>6569</text:p>
          </table:table-cell>
          <table:table-cell table:style-name="ce2" office:value-type="float" office:value="-26.1385">
            <text:p>-26.1385</text:p>
          </table:table-cell>
          <table:table-cell table:style-name="ce2" office:value-type="float" office:value="28.2005">
            <text:p>28.2005</text:p>
          </table:table-cell>
          <table:table-cell table:style-name="ce2" office:value-type="string">
            <text:p>196.60.8.102</text:p>
          </table:table-cell>
          <table:table-cell table:style-name="ce2" office:value-type="float" office:value="-26.138">
            <text:p>-26.138</text:p>
          </table:table-cell>
          <table:table-cell table:style-name="ce2" office:value-type="float" office:value="28.19802">
            <text:p>28.19802</text:p>
          </table:table-cell>
          <table:table-cell table:style-name="ce2" office:value-type="string">
            <text:p>169.255.0.235</text:p>
          </table:table-cell>
          <table:table-cell table:style-name="ce2" office:value-type="float" office:value="0.26">
            <text:p>0.26</text:p>
          </table:table-cell>
          <table:table-cell table:style-name="ce2" office:value-type="string">
            <text:p>188.172.217.86</text:p>
          </table:table-cell>
          <table:table-cell table:style-name="ce2" office:value-type="float" office:value="6569">
            <text:p>6569</text:p>
          </table:table-cell>
          <table:table-cell table:style-name="ce2" office:value-type="float" office:value="-26.1385">
            <text:p>-26.1385</text:p>
          </table:table-cell>
          <table:table-cell table:style-name="ce2" office:value-type="float" office:value="28.2005">
            <text:p>28.2005</text:p>
          </table:table-cell>
          <table:table-cell table:style-name="ce2" office:value-type="string">
            <text:p>196.60.8.102</text:p>
          </table:table-cell>
          <table:table-cell table:style-name="ce2" office:value-type="float" office:value="-26.138">
            <text:p>-26.138</text:p>
          </table:table-cell>
          <table:table-cell table:style-name="ce2" office:value-type="float" office:value="28.19802">
            <text:p>28.19802</text:p>
          </table:table-cell>
          <table:table-cell table:style-name="ce2" office:value-type="string">
            <text:p>169.255.0.235</text:p>
          </table:table-cell>
          <table:table-cell table:style-name="ce2" office:value-type="float" office:value="0.014">
            <text:p>0.014</text:p>
          </table:table-cell>
          <table:table-cell table:style-name="ce2" office:value-type="string">
            <text:p>196.60.8.102</text:p>
          </table:table-cell>
          <table:table-cell table:style-name="ce2" office:value-type="float" office:value="-26.138">
            <text:p>-26.138</text:p>
          </table:table-cell>
          <table:table-cell table:style-name="ce2" office:value-type="float" office:value="28.19802">
            <text:p>28.19802</text:p>
          </table:table-cell>
          <table:table-cell table:style-name="ce2" office:value-type="string">
            <text:p>169.255.0.235</text:p>
          </table:table-cell>
          <table:table-cell table:style-name="ce2" office:value-type="float" office:value="0.0309999999999988">
            <text:p>0.031</text:p>
          </table:table-cell>
          <table:table-cell table:style-name="ce2" office:value-type="string">
            <text:p>196.60.8.102</text:p>
          </table:table-cell>
          <table:table-cell table:style-name="ce2" office:value-type="float" office:value="-26.138">
            <text:p>-26.138</text:p>
          </table:table-cell>
          <table:table-cell table:style-name="ce2" office:value-type="float" office:value="28.19802">
            <text:p>28.19802</text:p>
          </table:table-cell>
          <table:table-cell table:style-name="ce2" office:value-type="string">
            <text:p>169.255.0.235</text:p>
          </table:table-cell>
          <table:table-cell table:style-name="ce2" office:value-type="float" office:value="1386">
            <text:p>1386</text:p>
          </table:table-cell>
          <table:table-cell table:style-name="ce2" office:value-type="float" office:value="594.000000000023">
            <text:p>594</text:p>
          </table:table-cell>
          <table:table-cell table:style-name="ce2" office:value-type="float" office:value="25740">
            <text:p>25740</text:p>
          </table:table-cell>
          <table:table-cell table:number-columns-repeated="984"/>
        </table:table-row>
        <table:table-row table:style-name="ro1">
          <table:table-cell office:value-type="string">
            <text:p>13.244.74.202</text:p>
          </table:table-cell>
          <table:table-cell office:value-type="float" office:value="1000707">
            <text:p>1000707</text:p>
          </table:table-cell>
          <table:table-cell office:value-type="float" office:value="-33.9195">
            <text:p>-33.9195</text:p>
          </table:table-cell>
          <table:table-cell office:value-type="float" office:value="18.4175">
            <text:p>18.4175</text:p>
          </table:table-cell>
          <table:table-cell office:value-type="float" office:value="35.938">
            <text:p>35.938</text:p>
          </table:table-cell>
          <table:table-cell office:value-type="string">
            <text:p>196.60.9.10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9.105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50.222.93.194</text:p>
          </table:table-cell>
          <table:table-cell office:value-type="float" office:value="1.83">
            <text:p>1.83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office:value-type="string">
            <text:p>196.10.140.11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0.222.93.214</text:p>
          </table:table-cell>
          <table:table-cell office:value-type="float" office:value="0.62">
            <text:p>0.62</text:p>
          </table:table-cell>
          <table:table-cell office:value-type="string">
            <text:p>196.223.22.152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0.222.93.192</text:p>
          </table:table-cell>
          <table:table-cell office:value-type="float" office:value="35.938">
            <text:p>35.938</text:p>
          </table:table-cell>
          <table:table-cell office:value-type="string">
            <text:p>196.60.9.10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9.105</text:p>
          </table:table-cell>
          <table:table-cell office:value-type="float" office:value="61380">
            <text:p>61380</text:p>
          </table:table-cell>
          <table:table-cell office:value-type="float" office:value="3557862">
            <text:p>3557862</text:p>
          </table:table-cell>
          <table:table-cell office:value-type="float" office:value="181170">
            <text:p>181170</text:p>
          </table:table-cell>
          <table:table-cell table:number-columns-repeated="984"/>
        </table:table-row>
        <table:table-row table:style-name="ro1">
          <table:table-cell office:value-type="string">
            <text:p>102.39.1.41</text:p>
          </table:table-cell>
          <table:table-cell office:value-type="float" office:value="1000825">
            <text:p>1000825</text:p>
          </table:table-cell>
          <table:table-cell office:value-type="float" office:value="-26.1005">
            <text:p>-26.1005</text:p>
          </table:table-cell>
          <table:table-cell office:value-type="float" office:value="27.9485">
            <text:p>27.9485</text:p>
          </table:table-cell>
          <table:table-cell office:value-type="float" office:value="46.09">
            <text:p>46.09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41.223.2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6.41.223.2</text:p>
          </table:table-cell>
          <table:table-cell office:value-type="float" office:value="2.766">
            <text:p>2.766</text:p>
          </table:table-cell>
          <table:table-cell office:value-type="string">
            <text:p>197.255.144.18</text:p>
          </table:table-cell>
          <table:table-cell office:value-type="float" office:value="13888">
            <text:p>13888</text:p>
          </table:table-cell>
          <table:table-cell office:value-type="float" office:value="-26.1385">
            <text:p>-26.1385</text:p>
          </table:table-cell>
          <table:table-cell office:value-type="float" office:value="28.2015">
            <text:p>28.2015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41.223.2</text:p>
          </table:table-cell>
          <table:table-cell office:value-type="float" office:value="0.206999999999997">
            <text:p>0.207</text:p>
          </table:table-cell>
          <table:table-cell office:value-type="string">
            <text:p>196.10.141.8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41.223.2</text:p>
          </table:table-cell>
          <table:table-cell office:value-type="float" office:value="49.04">
            <text:p>49.04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41.223.2</text:p>
          </table:table-cell>
          <table:table-cell office:value-type="float" office:value="20492.9999999997">
            <text:p>20492.9999999997</text:p>
          </table:table-cell>
          <table:table-cell office:value-type="float" office:value="4562910">
            <text:p>4562910</text:p>
          </table:table-cell>
          <table:table-cell office:value-type="float" office:value="273834">
            <text:p>273834</text:p>
          </table:table-cell>
          <table:table-cell table:number-columns-repeated="984"/>
        </table:table-row>
        <table:table-row table:style-name="ro1"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office:value-type="float" office:value="0.0240000000000009">
            <text:p>0.024</text:p>
          </table:table-cell>
          <table:table-cell table:number-columns-repeated="3"/>
          <table:table-cell office:value-type="string">
            <text:p>168.209.93.193</text:p>
          </table:table-cell>
          <table:table-cell office:value-type="float" office:value="0.721">
            <text:p>0.721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table:number-columns-repeated="3"/>
          <table:table-cell office:value-type="string">
            <text:p>168.209.93.225</text:p>
          </table:table-cell>
          <table:table-cell office:value-type="float" office:value="2.61">
            <text:p>2.61</text:p>
          </table:table-cell>
          <table:table-cell office:value-type="string">
            <text:p>169.255.36.69</text:p>
          </table:table-cell>
          <table:table-cell office:value-type="float" office:value="50322">
            <text:p>50322</text:p>
          </table:table-cell>
          <table:table-cell office:value-type="float" office:value="-29.7215">
            <text:p>-29.7215</text:p>
          </table:table-cell>
          <table:table-cell office:value-type="float" office:value="31.0785">
            <text:p>31.0785</text:p>
          </table:table-cell>
          <table:table-cell table:number-columns-repeated="3"/>
          <table:table-cell office:value-type="string">
            <text:p>168.209.93.225</text:p>
          </table:table-cell>
          <table:table-cell office:value-type="float" office:value="0.191999999999999">
            <text:p>0.192</text:p>
          </table:table-cell>
          <table:table-cell office:value-type="string">
            <text:p>196.10.141.126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8.209.93.225</text:p>
          </table:table-cell>
          <table:table-cell office:value-type="float" office:value="0.0569999999999986">
            <text:p>0.057</text:p>
          </table:table-cell>
          <table:table-cell office:value-type="string">
            <text:p>196.223.30.1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8.209.93.225</text:p>
          </table:table-cell>
          <table:table-cell table:style-name="ce3" office:value-type="float" office:value="19007.9999999999">
            <text:p>19007.9999999999</text:p>
          </table:table-cell>
          <table:table-cell table:style-name="ce3" office:value-type="float" office:value="2376.00000000009">
            <text:p>2376.0000000001</text:p>
          </table:table-cell>
          <table:table-cell table:style-name="ce3" office:value-type="float" office:value="258390">
            <text:p>258390</text:p>
          </table:table-cell>
          <table:table-cell table:number-columns-repeated="984"/>
        </table:table-row>
        <table:table-row table:style-name="ro1"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office:value-type="float" office:value="0.0409999999999999">
            <text:p>0.041</text:p>
          </table:table-cell>
          <table:table-cell table:number-columns-repeated="3"/>
          <table:table-cell office:value-type="string">
            <text:p>168.209.6.133</text:p>
          </table:table-cell>
          <table:table-cell office:value-type="float" office:value="0.798">
            <text:p>0.79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223.22.1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8.209.2.133</text:p>
          </table:table-cell>
          <table:table-cell office:value-type="float" office:value="1.006">
            <text:p>1.006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223.22.1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8.209.2.133</text:p>
          </table:table-cell>
          <table:table-cell office:value-type="float" office:value="0.0640000000000001">
            <text:p>0.064</text:p>
          </table:table-cell>
          <table:table-cell office:value-type="string">
            <text:p>196.223.22.1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8.209.2.133</text:p>
          </table:table-cell>
          <table:table-cell office:value-type="float" office:value="0.771999999999998">
            <text:p>0.772</text:p>
          </table:table-cell>
          <table:table-cell office:value-type="string">
            <text:p>196.223.30.1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8.209.2.133</text:p>
          </table:table-cell>
          <table:table-cell table:style-name="ce3" office:value-type="float" office:value="6336.00000000001">
            <text:p>6336</text:p>
          </table:table-cell>
          <table:table-cell table:style-name="ce3" office:value-type="float" office:value="4058.99999999999">
            <text:p>4059</text:p>
          </table:table-cell>
          <table:table-cell table:style-name="ce3" office:value-type="float" office:value="99594">
            <text:p>99594</text:p>
          </table:table-cell>
          <table:table-cell table:number-columns-repeated="984"/>
        </table:table-row>
        <table:table-row table:style-name="ro1">
          <table:table-cell office:value-type="string">
            <text:p>102.250.6.107</text:p>
          </table:table-cell>
          <table:table-cell office:value-type="float" office:value="12956">
            <text:p>12956</text:p>
          </table:table-cell>
          <table:table-cell office:value-type="float" office:value="-25.7295">
            <text:p>-25.7295</text:p>
          </table:table-cell>
          <table:table-cell office:value-type="float" office:value="28.2195">
            <text:p>28.2195</text:p>
          </table:table-cell>
          <table:table-cell office:value-type="float" office:value="30.139">
            <text:p>30.139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8.0.17</text:p>
          </table:table-cell>
          <table:table-cell office:value-type="float" office:value="58.234">
            <text:p>58.234</text:p>
          </table:table-cell>
          <table:table-cell office:value-type="string">
            <text:p>196.21.240.101</text:p>
          </table:table-cell>
          <table:table-cell office:value-type="float" office:value="4518">
            <text:p>4518</text:p>
          </table:table-cell>
          <table:table-cell office:value-type="float" office:value="-33.3085">
            <text:p>-33.3085</text:p>
          </table:table-cell>
          <table:table-cell office:value-type="float" office:value="26.5175">
            <text:p>26.5175</text:p>
          </table:table-cell>
          <table:table-cell table:number-columns-repeated="3"/>
          <table:table-cell office:value-type="string">
            <text:p>196.21.240.101</text:p>
          </table:table-cell>
          <table:table-cell office:value-type="float" office:value="1.816">
            <text:p>1.816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187.234.94</text:p>
          </table:table-cell>
          <table:table-cell office:value-type="float" office:value="0.0409999999999968">
            <text:p>0.041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8.0.17</text:p>
          </table:table-cell>
          <table:table-cell office:value-type="float" office:value="25.766">
            <text:p>25.766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8.0.17</text:p>
          </table:table-cell>
          <table:table-cell office:value-type="float" office:value="4058.99999999969">
            <text:p>4058.9999999997</text:p>
          </table:table-cell>
          <table:table-cell office:value-type="float" office:value="2983761">
            <text:p>2983761</text:p>
          </table:table-cell>
          <table:table-cell office:value-type="float" office:value="179784">
            <text:p>179784</text:p>
          </table:table-cell>
          <table:table-cell table:number-columns-repeated="984"/>
        </table:table-row>
        <table:table-row table:style-name="ro1">
          <table:table-cell office:value-type="string">
            <text:p>168.167.253.40</text:p>
          </table:table-cell>
          <table:table-cell office:value-type="float" office:value="13269">
            <text:p>13269</text:p>
          </table:table-cell>
          <table:table-cell office:value-type="float" office:value="-24.6585">
            <text:p>-24.6585</text:p>
          </table:table-cell>
          <table:table-cell office:value-type="float" office:value="25.9105">
            <text:p>25.9105</text:p>
          </table:table-cell>
          <table:table-cell office:value-type="float" office:value="30.199">
            <text:p>30.199</text:p>
          </table:table-cell>
          <table:table-cell table:number-columns-repeated="3"/>
          <table:table-cell office:value-type="string">
            <text:p>129.205.206.149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68.167.3.98</text:p>
          </table:table-cell>
          <table:table-cell office:value-type="float" office:value="1.694">
            <text:p>1.694</text:p>
          </table:table-cell>
          <table:table-cell office:value-type="string">
            <text:p>168.167.100.14</text:p>
          </table:table-cell>
          <table:table-cell office:value-type="float" office:value="19550">
            <text:p>19550</text:p>
          </table:table-cell>
          <table:table-cell office:value-type="float" office:value="-24.6325">
            <text:p>-24.6325</text:p>
          </table:table-cell>
          <table:table-cell office:value-type="float" office:value="25.9195">
            <text:p>25.9195</text:p>
          </table:table-cell>
          <table:table-cell table:number-columns-repeated="3"/>
          <table:table-cell office:value-type="string">
            <text:p>168.167.248.58</text:p>
          </table:table-cell>
          <table:table-cell office:value-type="float" office:value="7.748">
            <text:p>7.748</text:p>
          </table:table-cell>
          <table:table-cell office:value-type="string">
            <text:p>196.60.8.24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8.167.3.98</text:p>
          </table:table-cell>
          <table:table-cell office:value-type="float" office:value="63.689">
            <text:p>63.689</text:p>
          </table:table-cell>
          <table:table-cell office:value-type="string">
            <text:p>196.60.8.24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8.167.3.98</text:p>
          </table:table-cell>
          <table:table-cell office:value-type="float" office:value="767052">
            <text:p>767052</text:p>
          </table:table-cell>
          <table:table-cell office:value-type="float" office:value="2989701">
            <text:p>2989701</text:p>
          </table:table-cell>
          <table:table-cell office:value-type="float" office:value="167706">
            <text:p>167706</text:p>
          </table:table-cell>
          <table:table-cell table:number-columns-repeated="984"/>
        </table:table-row>
        <table:table-row table:style-name="ro1">
          <table:table-cell office:value-type="string">
            <text:p>196.1.58.54</text:p>
          </table:table-cell>
          <table:table-cell office:value-type="float" office:value="13720">
            <text:p>13720</text:p>
          </table:table-cell>
          <table:table-cell office:value-type="float" office:value="-33.9425">
            <text:p>-33.9425</text:p>
          </table:table-cell>
          <table:table-cell office:value-type="float" office:value="18.4685">
            <text:p>18.4685</text:p>
          </table:table-cell>
          <table:table-cell office:value-type="float" office:value="0.0210000000000008">
            <text:p>0.021</text:p>
          </table:table-cell>
          <table:table-cell office:value-type="string">
            <text:p>196.223.14.55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41.206.192.228</text:p>
          </table:table-cell>
          <table:table-cell office:value-type="float" office:value="0.614">
            <text:p>0.614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0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206.192.228</text:p>
          </table:table-cell>
          <table:table-cell office:value-type="float" office:value="0.49">
            <text:p>0.49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0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206.192.228</text:p>
          </table:table-cell>
          <table:table-cell office:value-type="float" office:value="0.02">
            <text:p>0.02</text:p>
          </table:table-cell>
          <table:table-cell office:value-type="string">
            <text:p>196.10.140.8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206.192.228</text:p>
          </table:table-cell>
          <table:table-cell office:value-type="float" office:value="0.153">
            <text:p>0.153</text:p>
          </table:table-cell>
          <table:table-cell office:value-type="string">
            <text:p>196.10.140.10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206.192.228</text:p>
          </table:table-cell>
          <table:table-cell table:style-name="ce3" office:value-type="float" office:value="1980">
            <text:p>1980</text:p>
          </table:table-cell>
          <table:table-cell table:style-name="ce3" office:value-type="float" office:value="2079.00000000008">
            <text:p>2079.0000000001</text:p>
          </table:table-cell>
          <table:table-cell table:style-name="ce3" office:value-type="float" office:value="48510">
            <text:p>48510</text:p>
          </table:table-cell>
          <table:table-cell table:number-columns-repeated="984"/>
        </table:table-row>
        <table:table-row table:style-name="ro1">
          <table:table-cell office:value-type="string">
            <text:p>41.220.165.11</text:p>
          </table:table-cell>
          <table:table-cell office:value-type="float" office:value="13727">
            <text:p>13727</text:p>
          </table:table-cell>
          <table:table-cell office:value-type="float" office:value="-25.9695">
            <text:p>-25.9695</text:p>
          </table:table-cell>
          <table:table-cell office:value-type="float" office:value="32.5785">
            <text:p>32.5785</text:p>
          </table:table-cell>
          <table:table-cell office:value-type="float" office:value="2.318">
            <text:p>2.318</text:p>
          </table:table-cell>
          <table:table-cell office:value-type="string">
            <text:p>196.60.8.2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220.160.202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41.220.160.206</text:p>
          </table:table-cell>
          <table:table-cell office:value-type="float" office:value="0.925">
            <text:p>0.925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68.209.2.12</text:p>
          </table:table-cell>
          <table:table-cell office:value-type="float" office:value="0.306999999999999">
            <text:p>0.307</text:p>
          </table:table-cell>
          <table:table-cell office:value-type="string">
            <text:p>196.60.9.2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220.160.202</text:p>
          </table:table-cell>
          <table:table-cell office:value-type="float" office:value="36.637">
            <text:p>36.637</text:p>
          </table:table-cell>
          <table:table-cell office:value-type="string">
            <text:p>196.60.8.2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220.160.202</text:p>
          </table:table-cell>
          <table:table-cell office:value-type="float" office:value="30392.9999999999">
            <text:p>30392.9999999999</text:p>
          </table:table-cell>
          <table:table-cell office:value-type="float" office:value="229482">
            <text:p>229482</text:p>
          </table:table-cell>
          <table:table-cell office:value-type="float" office:value="91575">
            <text:p>91575</text:p>
          </table:table-cell>
          <table:table-cell table:number-columns-repeated="984"/>
        </table:table-row>
        <table:table-row table:style-name="ro1">
          <table:table-cell office:value-type="string">
            <text:p>197.96.247.130</text:p>
          </table:table-cell>
          <table:table-cell office:value-type="float" office:value="13728">
            <text:p>13728</text:p>
          </table:table-cell>
          <table:table-cell office:value-type="float" office:value="-29.1085">
            <text:p>-29.1085</text:p>
          </table:table-cell>
          <table:table-cell office:value-type="float" office:value="26.2185">
            <text:p>26.2185</text:p>
          </table:table-cell>
          <table:table-cell office:value-type="float" office:value="0.0129999999999999">
            <text:p>0.013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6.247.129</text:p>
          </table:table-cell>
          <table:table-cell office:value-type="float" office:value="5.489">
            <text:p>5.489</text:p>
          </table:table-cell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96.247.129</text:p>
          </table:table-cell>
          <table:table-cell office:value-type="float" office:value="5.548">
            <text:p>5.548</text:p>
          </table:table-cell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96.247.129</text:p>
          </table:table-cell>
          <table:table-cell office:value-type="float" office:value="0.137999999999998">
            <text:p>0.138</text:p>
          </table:table-cell>
          <table:table-cell office:value-type="string">
            <text:p>196.223.30.1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7.96.247.129</text:p>
          </table:table-cell>
          <table:table-cell office:value-type="float" office:value="0.169">
            <text:p>0.169</text:p>
          </table:table-cell>
          <table:table-cell office:value-type="string">
            <text:p>196.223.30.1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7.96.247.129</text:p>
          </table:table-cell>
          <table:table-cell office:value-type="float" office:value="13661.9999999998">
            <text:p>13661.9999999998</text:p>
          </table:table-cell>
          <table:table-cell office:value-type="float" office:value="1286.99999999999">
            <text:p>1287</text:p>
          </table:table-cell>
          <table:table-cell office:value-type="float" office:value="549252">
            <text:p>549252</text:p>
          </table:table-cell>
          <table:table-cell table:number-columns-repeated="984"/>
        </table:table-row>
        <table:table-row table:style-name="ro1">
          <table:table-cell office:value-type="string">
            <text:p>160.119.236.94</text:p>
          </table:table-cell>
          <table:table-cell office:value-type="float" office:value="13746">
            <text:p>13746</text:p>
          </table:table-cell>
          <table:table-cell office:value-type="float" office:value="-33.8895">
            <text:p>-33.8895</text:p>
          </table:table-cell>
          <table:table-cell office:value-type="float" office:value="18.6295">
            <text:p>18.6295</text:p>
          </table:table-cell>
          <table:table-cell office:value-type="float" office:value="0.00600000000000023">
            <text:p>0.006</text:p>
          </table:table-cell>
          <table:table-cell office:value-type="string">
            <text:p>196.60.9.3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0.119.233.132</text:p>
          </table:table-cell>
          <table:table-cell office:value-type="float" office:value="0.297">
            <text:p>0.297</text:p>
          </table:table-cell>
          <table:table-cell office:value-type="string">
            <text:p>160.119.236.94</text:p>
          </table:table-cell>
          <table:table-cell office:value-type="float" office:value="1000484">
            <text:p>1000484</text:p>
          </table:table-cell>
          <table:table-cell office:value-type="float" office:value="-33.9005">
            <text:p>-33.9005</text:p>
          </table:table-cell>
          <table:table-cell office:value-type="float" office:value="18.6315">
            <text:p>18.6315</text:p>
          </table:table-cell>
          <table:table-cell table:number-columns-repeated="4"/>
          <table:table-cell office:value-type="float" office:value="2.253">
            <text:p>2.253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office:value-type="string">
            <text:p>196.10.140.4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119.233.132</text:p>
          </table:table-cell>
          <table:table-cell office:value-type="float" office:value="1.443">
            <text:p>1.443</text:p>
          </table:table-cell>
          <table:table-cell office:value-type="string">
            <text:p>196.10.140.4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60.119.233.132</text:p>
          </table:table-cell>
          <table:table-cell office:value-type="float" office:value="0.23">
            <text:p>0.23</text:p>
          </table:table-cell>
          <table:table-cell office:value-type="string">
            <text:p>196.223.14.138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60.119.233.132</text:p>
          </table:table-cell>
          <table:table-cell office:value-type="float" office:value="142857">
            <text:p>142857</text:p>
          </table:table-cell>
          <table:table-cell office:value-type="float" office:value="594.000000000023">
            <text:p>594</text:p>
          </table:table-cell>
          <table:table-cell office:value-type="float" office:value="223047">
            <text:p>223047</text:p>
          </table:table-cell>
          <table:table-cell table:number-columns-repeated="984"/>
        </table:table-row>
        <table:table-row table:style-name="ro1">
          <table:table-cell office:value-type="string">
            <text:p>196.41.102.102</text:p>
          </table:table-cell>
          <table:table-cell office:value-type="float" office:value="13754">
            <text:p>13754</text:p>
          </table:table-cell>
          <table:table-cell office:value-type="float" office:value="-33.9305">
            <text:p>-33.9305</text:p>
          </table:table-cell>
          <table:table-cell office:value-type="float" office:value="18.4195">
            <text:p>18.4195</text:p>
          </table:table-cell>
          <table:table-cell office:value-type="float" office:value="0.00300000000000011">
            <text:p>0.003</text:p>
          </table:table-cell>
          <table:table-cell office:value-type="string">
            <text:p>196.223.22.39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6.171</text:p>
          </table:table-cell>
          <table:table-cell office:value-type="float" office:value="0.861">
            <text:p>0.861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5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7.18</text:p>
          </table:table-cell>
          <table:table-cell office:value-type="float" office:value="1.021">
            <text:p>1.021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5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7.18</text:p>
          </table:table-cell>
          <table:table-cell office:value-type="float" office:value="0.0150000000000001">
            <text:p>0.015</text:p>
          </table:table-cell>
          <table:table-cell office:value-type="string">
            <text:p>196.10.140.5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7.18</text:p>
          </table:table-cell>
          <table:table-cell office:value-type="float" office:value="0.147">
            <text:p>0.147</text:p>
          </table:table-cell>
          <table:table-cell office:value-type="string">
            <text:p>196.223.22.39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6.171</text:p>
          </table:table-cell>
          <table:table-cell office:value-type="float" office:value="1485.00000000001">
            <text:p>1485</text:p>
          </table:table-cell>
          <table:table-cell office:value-type="float" office:value="297.000000000011">
            <text:p>297</text:p>
          </table:table-cell>
          <table:table-cell office:value-type="float" office:value="101079">
            <text:p>101079</text:p>
          </table:table-cell>
          <table:table-cell table:number-columns-repeated="984"/>
        </table:table-row>
        <table:table-row table:style-name="ro1">
          <table:table-cell office:value-type="string">
            <text:p>197.242.165.2</text:p>
          </table:table-cell>
          <table:table-cell office:value-type="float" office:value="13788">
            <text:p>13788</text:p>
          </table:table-cell>
          <table:table-cell office:value-type="float" office:value="-25.9785">
            <text:p>-25.9785</text:p>
          </table:table-cell>
          <table:table-cell office:value-type="float" office:value="32.5915">
            <text:p>32.5915</text:p>
          </table:table-cell>
          <table:table-cell office:value-type="float" office:value="0.046999999999997">
            <text:p>0.047</text:p>
          </table:table-cell>
          <table:table-cell table:number-columns-repeated="3"/>
          <table:table-cell office:value-type="string">
            <text:p>197.242.165.1</text:p>
          </table:table-cell>
          <table:table-cell office:value-type="float" office:value="0.424">
            <text:p>0.424</text:p>
          </table:table-cell>
          <table:table-cell office:value-type="string">
            <text:p>63.223.6.90</text:p>
          </table:table-cell>
          <table:table-cell office:value-type="float" office:value="14968">
            <text:p>14968</text:p>
          </table:table-cell>
          <table:table-cell office:value-type="float" office:value="-25.9685">
            <text:p>-25.9685</text:p>
          </table:table-cell>
          <table:table-cell office:value-type="float" office:value="32.5705">
            <text:p>32.5705</text:p>
          </table:table-cell>
          <table:table-cell table:number-columns-repeated="3"/>
          <table:table-cell office:value-type="string">
            <text:p>63.223.6.89</text:p>
          </table:table-cell>
          <table:table-cell office:value-type="float" office:value="0.424">
            <text:p>0.424</text:p>
          </table:table-cell>
          <table:table-cell office:value-type="string">
            <text:p>63.223.6.90</text:p>
          </table:table-cell>
          <table:table-cell office:value-type="float" office:value="14968">
            <text:p>14968</text:p>
          </table:table-cell>
          <table:table-cell office:value-type="float" office:value="-25.9685">
            <text:p>-25.9685</text:p>
          </table:table-cell>
          <table:table-cell office:value-type="float" office:value="32.5705">
            <text:p>32.5705</text:p>
          </table:table-cell>
          <table:table-cell table:number-columns-repeated="3"/>
          <table:table-cell office:value-type="string">
            <text:p>63.223.6.89</text:p>
          </table:table-cell>
          <table:table-cell office:value-type="float" office:value="15.929">
            <text:p>15.929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242.165.1</text:p>
          </table:table-cell>
          <table:table-cell office:value-type="float" office:value="16.473">
            <text:p>16.473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242.165.1</text:p>
          </table:table-cell>
          <table:table-cell office:value-type="float" office:value="1576971">
            <text:p>1576971</text:p>
          </table:table-cell>
          <table:table-cell office:value-type="float" office:value="4652.99999999971">
            <text:p>4652.9999999997</text:p>
          </table:table-cell>
          <table:table-cell office:value-type="float" office:value="41976">
            <text:p>41976</text:p>
          </table:table-cell>
          <table:table-cell table:number-columns-repeated="984"/>
        </table:table-row>
        <table:table-row table:style-name="ro1">
          <table:table-cell office:value-type="string">
            <text:p>197.255.144.18</text:p>
          </table:table-cell>
          <table:table-cell office:value-type="float" office:value="13888">
            <text:p>13888</text:p>
          </table:table-cell>
          <table:table-cell office:value-type="float" office:value="-26.1385">
            <text:p>-26.1385</text:p>
          </table:table-cell>
          <table:table-cell office:value-type="float" office:value="28.2015">
            <text:p>28.2015</text:p>
          </table:table-cell>
          <table:table-cell office:value-type="float" office:value="0.0139999999999994">
            <text:p>0.014</text:p>
          </table:table-cell>
          <table:table-cell office:value-type="string">
            <text:p>196.60.8.7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72</text:p>
          </table:table-cell>
          <table:table-cell office:value-type="float" office:value="0.449">
            <text:p>0.449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7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72</text:p>
          </table:table-cell>
          <table:table-cell office:value-type="float" office:value="0.286">
            <text:p>0.286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7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72</text:p>
          </table:table-cell>
          <table:table-cell office:value-type="float" office:value="0.00800000000000001">
            <text:p>0.008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38.236.210</text:p>
          </table:table-cell>
          <table:table-cell office:value-type="float" office:value="0.0139999999999994">
            <text:p>0.014</text:p>
          </table:table-cell>
          <table:table-cell office:value-type="string">
            <text:p>196.60.8.7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72</text:p>
          </table:table-cell>
          <table:table-cell office:value-type="float" office:value="792.000000000001">
            <text:p>792</text:p>
          </table:table-cell>
          <table:table-cell office:value-type="float" office:value="1385.99999999994">
            <text:p>1385.9999999999</text:p>
          </table:table-cell>
          <table:table-cell office:value-type="float" office:value="28314">
            <text:p>28314</text:p>
          </table:table-cell>
          <table:table-cell table:number-columns-repeated="984"/>
        </table:table-row>
        <table:table-row table:style-name="ro1">
          <table:table-cell office:value-type="string">
            <text:p>165.255.36.195</text:p>
          </table:table-cell>
          <table:table-cell office:value-type="float" office:value="14384">
            <text:p>14384</text:p>
          </table:table-cell>
          <table:table-cell office:value-type="float" office:value="-34.0005">
            <text:p>-34.0005</text:p>
          </table:table-cell>
          <table:table-cell office:value-type="float" office:value="25.5315">
            <text:p>25.5315</text:p>
          </table:table-cell>
          <table:table-cell office:value-type="float" office:value="1000000">
            <text:p>1000000</text:p>
          </table:table-cell>
          <table:table-cell office:value-type="string">
            <text:p>196.60.9.2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5.255.43.110</text:p>
          </table:table-cell>
          <table:table-cell office:value-type="float" office:value="9.867">
            <text:p>9.867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65.255.43.110</text:p>
          </table:table-cell>
          <table:table-cell office:value-type="float" office:value="9.867">
            <text:p>9.867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65.255.43.110</text:p>
          </table:table-cell>
          <table:table-cell office:value-type="float" office:value="16.46">
            <text:p>16.46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5.255.43.110</text:p>
          </table:table-cell>
          <table:table-cell office:value-type="float" office:value="16.46">
            <text:p>16.46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5.255.43.110</text:p>
          </table:table-cell>
          <table:table-cell table:style-name="ce2" office:value-type="float" office:value="1629540">
            <text:p>1629540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976833">
            <text:p>976833</text:p>
          </table:table-cell>
          <table:table-cell table:number-columns-repeated="984"/>
        </table:table-row>
        <table:table-row table:style-name="ro1">
          <table:table-cell office:value-type="string">
            <text:p>196.216.164.50</text:p>
          </table:table-cell>
          <table:table-cell office:value-type="float" office:value="14465">
            <text:p>14465</text:p>
          </table:table-cell>
          <table:table-cell office:value-type="float" office:value="-22.5705">
            <text:p>-22.5705</text:p>
          </table:table-cell>
          <table:table-cell office:value-type="float" office:value="17.0805">
            <text:p>17.0805</text:p>
          </table:table-cell>
          <table:table-cell office:value-type="float" office:value="0.0290000000000035">
            <text:p>0.029</text:p>
          </table:table-cell>
          <table:table-cell office:value-type="string">
            <text:p>196.223.14.3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12.10.249</text:p>
          </table:table-cell>
          <table:table-cell office:value-type="float" office:value="17.928">
            <text:p>17.928</text:p>
          </table:table-cell>
          <table:table-cell office:value-type="string">
            <text:p>160.242.14.157</text:p>
          </table:table-cell>
          <table:table-cell office:value-type="float" office:value="1000327">
            <text:p>1000327</text:p>
          </table:table-cell>
          <table:table-cell office:value-type="float" office:value="-22.5595">
            <text:p>-22.5595</text:p>
          </table:table-cell>
          <table:table-cell office:value-type="float" office:value="17.0685">
            <text:p>17.0685</text:p>
          </table:table-cell>
          <table:table-cell table:number-columns-repeated="3"/>
          <table:table-cell office:value-type="string">
            <text:p>196.12.10.245</text:p>
          </table:table-cell>
          <table:table-cell office:value-type="float" office:value="25.68">
            <text:p>25.68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96.12.10.245</text:p>
          </table:table-cell>
          <table:table-cell office:value-type="float" office:value="19.65">
            <text:p>19.65</text:p>
          </table:table-cell>
          <table:table-cell office:value-type="string">
            <text:p>196.10.140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12.10.245</text:p>
          </table:table-cell>
          <table:table-cell office:value-type="float" office:value="19.026">
            <text:p>19.026</text:p>
          </table:table-cell>
          <table:table-cell office:value-type="string">
            <text:p>196.10.140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12.10.245</text:p>
          </table:table-cell>
          <table:table-cell table:style-name="ce2" office:value-type="float" office:value="1945350">
            <text:p>1945350</text:p>
          </table:table-cell>
          <table:table-cell table:style-name="ce2" office:value-type="float" office:value="2871.00000000034">
            <text:p>2871.0000000004</text:p>
          </table:table-cell>
          <table:table-cell table:style-name="ce2" office:value-type="float" office:value="2542320">
            <text:p>2542320</text:p>
          </table:table-cell>
          <table:table-cell table:number-columns-repeated="984"/>
        </table:table-row>
        <table:table-row table:style-name="ro1">
          <table:table-cell office:value-type="string">
            <text:p>105.226.99.173</text:p>
          </table:table-cell>
          <table:table-cell office:value-type="float" office:value="14691">
            <text:p>14691</text:p>
          </table:table-cell>
          <table:table-cell office:value-type="float" office:value="-25.6625">
            <text:p>-25.6625</text:p>
          </table:table-cell>
          <table:table-cell office:value-type="float" office:value="28.2515">
            <text:p>28.2515</text:p>
          </table:table-cell>
          <table:table-cell office:value-type="float" office:value="1000000">
            <text:p>1000000</text:p>
          </table:table-cell>
          <table:table-cell office:value-type="string">
            <text:p>196.60.9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7.97.124</text:p>
          </table:table-cell>
          <table:table-cell office:value-type="float" office:value="5.945">
            <text:p>5.945</text:p>
          </table:table-cell>
          <table:table-cell office:value-type="string">
            <text:p>196.10.53.7</text:p>
          </table:table-cell>
          <table:table-cell office:value-type="float" office:value="6179">
            <text:p>6179</text:p>
          </table:table-cell>
          <table:table-cell office:value-type="float" office:value="-26.1385">
            <text:p>-26.1385</text:p>
          </table:table-cell>
          <table:table-cell office:value-type="float" office:value="28.0305">
            <text:p>28.0305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7.97.124</text:p>
          </table:table-cell>
          <table:table-cell office:value-type="float" office:value="5.945">
            <text:p>5.945</text:p>
          </table:table-cell>
          <table:table-cell office:value-type="string">
            <text:p>196.10.53.7</text:p>
          </table:table-cell>
          <table:table-cell office:value-type="float" office:value="6179">
            <text:p>6179</text:p>
          </table:table-cell>
          <table:table-cell office:value-type="float" office:value="-26.1385">
            <text:p>-26.1385</text:p>
          </table:table-cell>
          <table:table-cell office:value-type="float" office:value="28.0305">
            <text:p>28.0305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7.97.124</text:p>
          </table:table-cell>
          <table:table-cell office:value-type="float" office:value="2.346">
            <text:p>2.346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7.97.124</text:p>
          </table:table-cell>
          <table:table-cell office:value-type="float" office:value="2.346">
            <text:p>2.346</text:p>
          </table:table-cell>
          <table:table-cell office:value-type="string">
            <text:p>196.60.8.24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7.97.124</text:p>
          </table:table-cell>
          <table:table-cell table:style-name="ce2" office:value-type="float" office:value="232254">
            <text:p>232254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588555">
            <text:p>588555</text:p>
          </table:table-cell>
          <table:table-cell table:number-columns-repeated="984"/>
        </table:table-row>
        <table:table-row table:style-name="ro1">
          <table:table-cell office:value-type="string">
            <text:p>63.223.6.90</text:p>
          </table:table-cell>
          <table:table-cell office:value-type="float" office:value="14968">
            <text:p>14968</text:p>
          </table:table-cell>
          <table:table-cell office:value-type="float" office:value="-25.9685">
            <text:p>-25.9685</text:p>
          </table:table-cell>
          <table:table-cell office:value-type="float" office:value="32.5705">
            <text:p>32.5705</text:p>
          </table:table-cell>
          <table:table-cell office:value-type="float" office:value="0.0109999999999957">
            <text:p>0.011</text:p>
          </table:table-cell>
          <table:table-cell office:value-type="string">
            <text:p>196.60.8.15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63.223.6.98</text:p>
          </table:table-cell>
          <table:table-cell office:value-type="float" office:value="0.625">
            <text:p>0.625</text:p>
          </table:table-cell>
          <table:table-cell office:value-type="string">
            <text:p>41.221.208.94</text:p>
          </table:table-cell>
          <table:table-cell office:value-type="float" office:value="6777">
            <text:p>6777</text:p>
          </table:table-cell>
          <table:table-cell office:value-type="float" office:value="-25.9795">
            <text:p>-25.9795</text:p>
          </table:table-cell>
          <table:table-cell office:value-type="float" office:value="32.5805">
            <text:p>32.5805</text:p>
          </table:table-cell>
          <table:table-cell table:number-columns-repeated="3"/>
          <table:table-cell office:value-type="string">
            <text:p>63.223.6.129</text:p>
          </table:table-cell>
          <table:table-cell office:value-type="float" office:value="0.401">
            <text:p>0.401</text:p>
          </table:table-cell>
          <table:table-cell office:value-type="string">
            <text:p>41.221.208.94</text:p>
          </table:table-cell>
          <table:table-cell office:value-type="float" office:value="6777">
            <text:p>6777</text:p>
          </table:table-cell>
          <table:table-cell office:value-type="float" office:value="-25.9795">
            <text:p>-25.9795</text:p>
          </table:table-cell>
          <table:table-cell office:value-type="float" office:value="32.5805">
            <text:p>32.5805</text:p>
          </table:table-cell>
          <table:table-cell table:number-columns-repeated="3"/>
          <table:table-cell office:value-type="string">
            <text:p>63.223.6.129</text:p>
          </table:table-cell>
          <table:table-cell office:value-type="float" office:value="1.981">
            <text:p>1.981</text:p>
          </table:table-cell>
          <table:table-cell office:value-type="string">
            <text:p>196.10.140.18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60.70.25</text:p>
          </table:table-cell>
          <table:table-cell office:value-type="float" office:value="8.19">
            <text:p>8.19</text:p>
          </table:table-cell>
          <table:table-cell office:value-type="string">
            <text:p>196.60.8.15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63.223.6.98</text:p>
          </table:table-cell>
          <table:table-cell office:value-type="float" office:value="196119">
            <text:p>196119</text:p>
          </table:table-cell>
          <table:table-cell office:value-type="float" office:value="1088.99999999957">
            <text:p>1088.9999999996</text:p>
          </table:table-cell>
          <table:table-cell office:value-type="float" office:value="39699">
            <text:p>39699</text:p>
          </table:table-cell>
          <table:table-cell table:number-columns-repeated="984"/>
        </table:table-row>
        <table:table-row table:style-name="ro1">
          <table:table-cell office:value-type="string">
            <text:p>197.185.97.99</text:p>
          </table:table-cell>
          <table:table-cell office:value-type="float" office:value="16411">
            <text:p>16411</text:p>
          </table:table-cell>
          <table:table-cell office:value-type="float" office:value="-26.0925">
            <text:p>-26.0925</text:p>
          </table:table-cell>
          <table:table-cell office:value-type="float" office:value="28.2275">
            <text:p>28.2275</text:p>
          </table:table-cell>
          <table:table-cell office:value-type="float" office:value="19.21">
            <text:p>19.21</text:p>
          </table:table-cell>
          <table:table-cell office:value-type="string">
            <text:p>196.60.10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10.28</text:p>
          </table:table-cell>
          <table:table-cell office:value-type="float" office:value="49.281">
            <text:p>49.281</text:p>
          </table:table-cell>
          <table:table-cell office:value-type="string">
            <text:p>196.21.240.101</text:p>
          </table:table-cell>
          <table:table-cell office:value-type="float" office:value="4518">
            <text:p>4518</text:p>
          </table:table-cell>
          <table:table-cell office:value-type="float" office:value="-33.3085">
            <text:p>-33.3085</text:p>
          </table:table-cell>
          <table:table-cell office:value-type="float" office:value="26.5175">
            <text:p>26.5175</text:p>
          </table:table-cell>
          <table:table-cell table:number-columns-repeated="3"/>
          <table:table-cell office:value-type="string">
            <text:p>196.21.240.101</text:p>
          </table:table-cell>
          <table:table-cell office:value-type="float" office:value="1.087">
            <text:p>1.087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10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10.28</text:p>
          </table:table-cell>
          <table:table-cell office:value-type="float" office:value="0.318">
            <text:p>0.318</text:p>
          </table:table-cell>
          <table:table-cell office:value-type="string">
            <text:p>196.60.9.2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250.239.57</text:p>
          </table:table-cell>
          <table:table-cell office:value-type="float" office:value="19.21">
            <text:p>19.21</text:p>
          </table:table-cell>
          <table:table-cell office:value-type="string">
            <text:p>196.60.10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10.28</text:p>
          </table:table-cell>
          <table:table-cell office:value-type="float" office:value="31482">
            <text:p>31482</text:p>
          </table:table-cell>
          <table:table-cell office:value-type="float" office:value="1901790">
            <text:p>1901790</text:p>
          </table:table-cell>
          <table:table-cell office:value-type="float" office:value="107613">
            <text:p>107613</text:p>
          </table:table-cell>
          <table:table-cell table:number-columns-repeated="984"/>
        </table:table-row>
        <table:table-row table:style-name="ro1">
          <table:table-cell office:value-type="string">
            <text:p>154.126.223.204</text:p>
          </table:table-cell>
          <table:table-cell office:value-type="float" office:value="16430">
            <text:p>16430</text:p>
          </table:table-cell>
          <table:table-cell office:value-type="float" office:value="-28.7425">
            <text:p>-28.7425</text:p>
          </table:table-cell>
          <table:table-cell office:value-type="float" office:value="24.7685">
            <text:p>24.7685</text:p>
          </table:table-cell>
          <table:table-cell office:value-type="float" office:value="0.002">
            <text:p>0.002</text:p>
          </table:table-cell>
          <table:table-cell office:value-type="string">
            <text:p>196.60.8.2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126.200.13</text:p>
          </table:table-cell>
          <table:table-cell office:value-type="float" office:value="0.426">
            <text:p>0.426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2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126.200.13</text:p>
          </table:table-cell>
          <table:table-cell office:value-type="float" office:value="0.4">
            <text:p>0.4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2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126.200.13</text:p>
          </table:table-cell>
          <table:table-cell office:value-type="float" office:value="0.0100000000000016">
            <text:p>0.01</text:p>
          </table:table-cell>
          <table:table-cell office:value-type="string">
            <text:p>196.60.8.2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126.200.13</text:p>
          </table:table-cell>
          <table:table-cell office:value-type="float" office:value="0.00699999999999967">
            <text:p>0.007</text:p>
          </table:table-cell>
          <table:table-cell office:value-type="string">
            <text:p>196.60.9.24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126.202.233</text:p>
          </table:table-cell>
          <table:table-cell office:value-type="float" office:value="990.000000000155">
            <text:p>990.0000000002</text:p>
          </table:table-cell>
          <table:table-cell office:value-type="float" office:value="198">
            <text:p>198</text:p>
          </table:table-cell>
          <table:table-cell office:value-type="float" office:value="39600">
            <text:p>39600</text:p>
          </table:table-cell>
          <table:table-cell table:number-columns-repeated="984"/>
        </table:table-row>
        <table:table-row table:style-name="ro1">
          <table:table-cell office:value-type="string">
            <text:p>41.169.129.30</text:p>
          </table:table-cell>
          <table:table-cell office:value-type="float" office:value="16438">
            <text:p>16438</text:p>
          </table:table-cell>
          <table:table-cell office:value-type="float" office:value="-25.9785">
            <text:p>-25.9785</text:p>
          </table:table-cell>
          <table:table-cell office:value-type="float" office:value="28.0385">
            <text:p>28.0385</text:p>
          </table:table-cell>
          <table:table-cell office:value-type="float" office:value="0.352">
            <text:p>0.352</text:p>
          </table:table-cell>
          <table:table-cell office:value-type="string">
            <text:p>196.223.14.55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41.171.133.0</text:p>
          </table:table-cell>
          <table:table-cell office:value-type="float" office:value="3.534">
            <text:p>3.534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21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171.133.0</text:p>
          </table:table-cell>
          <table:table-cell office:value-type="float" office:value="2.971">
            <text:p>2.971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21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171.133.0</text:p>
          </table:table-cell>
          <table:table-cell office:value-type="float" office:value="1.454">
            <text:p>1.454</text:p>
          </table:table-cell>
          <table:table-cell office:value-type="string">
            <text:p>196.223.14.55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41.171.133.0</text:p>
          </table:table-cell>
          <table:table-cell office:value-type="float" office:value="1.631">
            <text:p>1.631</text:p>
          </table:table-cell>
          <table:table-cell office:value-type="string">
            <text:p>196.60.8.21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171.133.0</text:p>
          </table:table-cell>
          <table:table-cell office:value-type="float" office:value="143946">
            <text:p>143946</text:p>
          </table:table-cell>
          <table:table-cell office:value-type="float" office:value="34848">
            <text:p>34848</text:p>
          </table:table-cell>
          <table:table-cell office:value-type="float" office:value="294129">
            <text:p>294129</text:p>
          </table:table-cell>
          <table:table-cell table:number-columns-repeated="984"/>
        </table:table-row>
        <table:table-row table:style-name="ro1">
          <table:table-cell office:value-type="string">
            <text:p>197.245.33.73</text:p>
          </table:table-cell>
          <table:table-cell office:value-type="float" office:value="16497">
            <text:p>16497</text:p>
          </table:table-cell>
          <table:table-cell office:value-type="float" office:value="-25.7395">
            <text:p>-25.7395</text:p>
          </table:table-cell>
          <table:table-cell office:value-type="float" office:value="27.8615">
            <text:p>27.8615</text:p>
          </table:table-cell>
          <table:table-cell office:value-type="float" office:value="1000000">
            <text:p>1000000</text:p>
          </table:table-cell>
          <table:table-cell office:value-type="string">
            <text:p>196.223.14.2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245.4.138</text:p>
          </table:table-cell>
          <table:table-cell office:value-type="float" office:value="4.323">
            <text:p>4.323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245.4.138</text:p>
          </table:table-cell>
          <table:table-cell office:value-type="float" office:value="4.323">
            <text:p>4.323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245.4.138</text:p>
          </table:table-cell>
          <table:table-cell office:value-type="float" office:value="2.174">
            <text:p>2.174</text:p>
          </table:table-cell>
          <table:table-cell office:value-type="string">
            <text:p>196.223.14.2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245.4.138</text:p>
          </table:table-cell>
          <table:table-cell office:value-type="float" office:value="2.174">
            <text:p>2.174</text:p>
          </table:table-cell>
          <table:table-cell office:value-type="string">
            <text:p>196.223.14.2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245.4.138</text:p>
          </table:table-cell>
          <table:table-cell table:style-name="ce2" office:value-type="float" office:value="215226">
            <text:p>215226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427977">
            <text:p>427977</text:p>
          </table:table-cell>
          <table:table-cell table:number-columns-repeated="984"/>
        </table:table-row>
        <table:table-row table:style-name="ro1">
          <table:table-cell office:value-type="string">
            <text:p>146.231.130.254</text:p>
          </table:table-cell>
          <table:table-cell office:value-type="float" office:value="18169">
            <text:p>18169</text:p>
          </table:table-cell>
          <table:table-cell office:value-type="float" office:value="-33.3085">
            <text:p>-33.3085</text:p>
          </table:table-cell>
          <table:table-cell office:value-type="float" office:value="26.5205">
            <text:p>26.5205</text:p>
          </table:table-cell>
          <table:table-cell office:value-type="float" office:value="13.315">
            <text:p>13.315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2.42.99.247</text:p>
          </table:table-cell>
          <table:table-cell office:value-type="float" office:value="13.345">
            <text:p>13.345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67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46.231.0.37</text:p>
          </table:table-cell>
          <table:table-cell office:value-type="float" office:value="24.528">
            <text:p>24.52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67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46.231.0.37</text:p>
          </table:table-cell>
          <table:table-cell office:value-type="float" office:value="6.07600000000001">
            <text:p>6.076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2.42.99.247</text:p>
          </table:table-cell>
          <table:table-cell office:value-type="float" office:value="12.33">
            <text:p>12.33</text:p>
          </table:table-cell>
          <table:table-cell office:value-type="string">
            <text:p>196.10.140.67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46.231.0.37</text:p>
          </table:table-cell>
          <table:table-cell table:style-name="ce2" office:value-type="float" office:value="601524.000000001">
            <text:p>601524.000000001</text:p>
          </table:table-cell>
          <table:table-cell table:style-name="ce2" office:value-type="float" office:value="1318185">
            <text:p>1318185</text:p>
          </table:table-cell>
          <table:table-cell table:style-name="ce2" office:value-type="float" office:value="2428272">
            <text:p>2428272</text:p>
          </table:table-cell>
          <table:table-cell table:number-columns-repeated="984"/>
        </table:table-row>
        <table:table-row table:style-name="ro1">
          <table:table-cell office:value-type="string">
            <text:p>197.245.176.76</text:p>
          </table:table-cell>
          <table:table-cell office:value-type="float" office:value="18671">
            <text:p>18671</text:p>
          </table:table-cell>
          <table:table-cell office:value-type="float" office:value="-33.9525">
            <text:p>-33.9525</text:p>
          </table:table-cell>
          <table:table-cell office:value-type="float" office:value="18.4905">
            <text:p>18.4905</text:p>
          </table:table-cell>
          <table:table-cell office:value-type="float" office:value="57.423">
            <text:p>57.423</text:p>
          </table:table-cell>
          <table:table-cell office:value-type="string">
            <text:p>196.10.141.8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.226.161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6.22.226.161</text:p>
          </table:table-cell>
          <table:table-cell office:value-type="float" office:value="2.546">
            <text:p>2.546</text:p>
          </table:table-cell>
          <table:table-cell office:value-type="string">
            <text:p>41.76.134.130</text:p>
          </table:table-cell>
          <table:table-cell office:value-type="float" office:value="33160">
            <text:p>33160</text:p>
          </table:table-cell>
          <table:table-cell office:value-type="float" office:value="-33.9225">
            <text:p>-33.9225</text:p>
          </table:table-cell>
          <table:table-cell office:value-type="float" office:value="18.4105">
            <text:p>18.4105</text:p>
          </table:table-cell>
          <table:table-cell table:number-columns-repeated="3"/>
          <table:table-cell office:value-type="string">
            <text:p>196.22.226.161</text:p>
          </table:table-cell>
          <table:table-cell office:value-type="float" office:value="1.179">
            <text:p>1.179</text:p>
          </table:table-cell>
          <table:table-cell office:value-type="string">
            <text:p>196.223.14.2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.226.161</text:p>
          </table:table-cell>
          <table:table-cell office:value-type="float" office:value="69.502">
            <text:p>69.502</text:p>
          </table:table-cell>
          <table:table-cell office:value-type="string">
            <text:p>196.60.8.1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22.226.161</text:p>
          </table:table-cell>
          <table:table-cell table:style-name="ce2" office:value-type="float" office:value="116721">
            <text:p>116721</text:p>
          </table:table-cell>
          <table:table-cell table:style-name="ce2" office:value-type="float" office:value="5684877">
            <text:p>5684877</text:p>
          </table:table-cell>
          <table:table-cell table:style-name="ce2" office:value-type="float" office:value="252054">
            <text:p>252054</text:p>
          </table:table-cell>
          <table:table-cell table:number-columns-repeated="984"/>
        </table:table-row>
        <table:table-row table:style-name="ro1">
          <table:table-cell office:value-type="string">
            <text:p>41.223.245.103</text:p>
          </table:table-cell>
          <table:table-cell office:value-type="float" office:value="19048">
            <text:p>19048</text:p>
          </table:table-cell>
          <table:table-cell office:value-type="float" office:value="-29.8585">
            <text:p>-29.8585</text:p>
          </table:table-cell>
          <table:table-cell office:value-type="float" office:value="30.9995">
            <text:p>30.9995</text:p>
          </table:table-cell>
          <table:table-cell office:value-type="float" office:value="0.241">
            <text:p>0.241</text:p>
          </table:table-cell>
          <table:table-cell table:number-columns-repeated="3"/>
          <table:table-cell office:value-type="string">
            <text:p>102.176.238.34</text:p>
          </table:table-cell>
          <table:table-cell office:value-type="float" office:value="2.365">
            <text:p>2.365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string">
            <text:p>196.223.30.12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02.176.238.34</text:p>
          </table:table-cell>
          <table:table-cell office:value-type="float" office:value="0.947">
            <text:p>0.947</text:p>
          </table:table-cell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office:value-type="string">
            <text:p>196.223.30.12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02.176.238.34</text:p>
          </table:table-cell>
          <table:table-cell office:value-type="float" office:value="0.109000000000002">
            <text:p>0.109</text:p>
          </table:table-cell>
          <table:table-cell office:value-type="string">
            <text:p>196.223.30.12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02.176.238.34</text:p>
          </table:table-cell>
          <table:table-cell office:value-type="float" office:value="1.183">
            <text:p>1.183</text:p>
          </table:table-cell>
          <table:table-cell office:value-type="string">
            <text:p>196.223.30.12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02.176.238.34</text:p>
          </table:table-cell>
          <table:table-cell office:value-type="float" office:value="10791.0000000002">
            <text:p>10791.0000000002</text:p>
          </table:table-cell>
          <table:table-cell office:value-type="float" office:value="23859">
            <text:p>23859</text:p>
          </table:table-cell>
          <table:table-cell office:value-type="float" office:value="93753">
            <text:p>93753</text:p>
          </table:table-cell>
          <table:table-cell table:number-columns-repeated="984"/>
        </table:table-row>
        <table:table-row table:style-name="ro1">
          <table:table-cell office:value-type="string">
            <text:p>41.193.138.174</text:p>
          </table:table-cell>
          <table:table-cell office:value-type="float" office:value="19352">
            <text:p>19352</text:p>
          </table:table-cell>
          <table:table-cell office:value-type="float" office:value="-34.0415">
            <text:p>-34.0415</text:p>
          </table:table-cell>
          <table:table-cell office:value-type="float" office:value="18.4595">
            <text:p>18.4595</text:p>
          </table:table-cell>
          <table:table-cell office:value-type="float" office:value="0.0219999999999985">
            <text:p>0.022</text:p>
          </table:table-cell>
          <table:table-cell table:number-columns-repeated="3"/>
          <table:table-cell office:value-type="string">
            <text:p>41.193.120.111</text:p>
          </table:table-cell>
          <table:table-cell office:value-type="float" office:value="1.57">
            <text:p>1.57</text:p>
          </table:table-cell>
          <table:table-cell office:value-type="string">
            <text:p>197.155.10.49</text:p>
          </table:table-cell>
          <table:table-cell office:value-type="float" office:value="33175">
            <text:p>33175</text:p>
          </table:table-cell>
          <table:table-cell office:value-type="float" office:value="-33.9205">
            <text:p>-33.9205</text:p>
          </table:table-cell>
          <table:table-cell office:value-type="float" office:value="18.3905">
            <text:p>18.3905</text:p>
          </table:table-cell>
          <table:table-cell table:number-columns-repeated="3"/>
          <table:table-cell office:value-type="string">
            <text:p>41.193.120.111</text:p>
          </table:table-cell>
          <table:table-cell office:value-type="float" office:value="1.136">
            <text:p>1.136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41.193.120.111</text:p>
          </table:table-cell>
          <table:table-cell office:value-type="float" office:value="0.409">
            <text:p>0.409</text:p>
          </table:table-cell>
          <table:table-cell office:value-type="string">
            <text:p>196.223.22.2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193.120.111</text:p>
          </table:table-cell>
          <table:table-cell office:value-type="float" office:value="0.853">
            <text:p>0.853</text:p>
          </table:table-cell>
          <table:table-cell office:value-type="string">
            <text:p>196.223.22.2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193.120.111</text:p>
          </table:table-cell>
          <table:table-cell office:value-type="float" office:value="40491">
            <text:p>40491</text:p>
          </table:table-cell>
          <table:table-cell office:value-type="float" office:value="2177.99999999985">
            <text:p>2177.9999999999</text:p>
          </table:table-cell>
          <table:table-cell office:value-type="float" office:value="112464">
            <text:p>112464</text:p>
          </table:table-cell>
          <table:table-cell table:number-columns-repeated="984"/>
        </table:table-row>
        <table:table-row table:style-name="ro1">
          <table:table-cell office:value-type="string">
            <text:p>168.167.100.14</text:p>
          </table:table-cell>
          <table:table-cell office:value-type="float" office:value="19550">
            <text:p>19550</text:p>
          </table:table-cell>
          <table:table-cell office:value-type="float" office:value="-24.6325">
            <text:p>-24.6325</text:p>
          </table:table-cell>
          <table:table-cell office:value-type="float" office:value="25.9195">
            <text:p>25.9195</text:p>
          </table:table-cell>
          <table:table-cell office:value-type="float" office:value="0.00600000000000001">
            <text:p>0.006</text:p>
          </table:table-cell>
          <table:table-cell table:number-columns-repeated="3"/>
          <table:table-cell office:value-type="string">
            <text:p>168.167.254.114</text:p>
          </table:table-cell>
          <table:table-cell office:value-type="float" office:value="1.513">
            <text:p>1.513</text:p>
          </table:table-cell>
          <table:table-cell office:value-type="string">
            <text:p>168.167.253.40</text:p>
          </table:table-cell>
          <table:table-cell office:value-type="float" office:value="13269">
            <text:p>13269</text:p>
          </table:table-cell>
          <table:table-cell office:value-type="float" office:value="-24.6585">
            <text:p>-24.6585</text:p>
          </table:table-cell>
          <table:table-cell office:value-type="float" office:value="25.9105">
            <text:p>25.9105</text:p>
          </table:table-cell>
          <table:table-cell table:number-columns-repeated="3"/>
          <table:table-cell office:value-type="string">
            <text:p>168.167.254.114</text:p>
          </table:table-cell>
          <table:table-cell office:value-type="float" office:value="1.507">
            <text:p>1.507</text:p>
          </table:table-cell>
          <table:table-cell office:value-type="string">
            <text:p>168.167.253.40</text:p>
          </table:table-cell>
          <table:table-cell office:value-type="float" office:value="13269">
            <text:p>13269</text:p>
          </table:table-cell>
          <table:table-cell office:value-type="float" office:value="-24.6585">
            <text:p>-24.6585</text:p>
          </table:table-cell>
          <table:table-cell office:value-type="float" office:value="25.9105">
            <text:p>25.9105</text:p>
          </table:table-cell>
          <table:table-cell table:number-columns-repeated="3"/>
          <table:table-cell office:value-type="string">
            <text:p>168.167.254.114</text:p>
          </table:table-cell>
          <table:table-cell office:value-type="float" office:value="5.057">
            <text:p>5.057</text:p>
          </table:table-cell>
          <table:table-cell office:value-type="string">
            <text:p>196.60.8.24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8.167.254.114</text:p>
          </table:table-cell>
          <table:table-cell office:value-type="float" office:value="4.825">
            <text:p>4.825</text:p>
          </table:table-cell>
          <table:table-cell office:value-type="string">
            <text:p>196.60.8.24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8.167.254.114</text:p>
          </table:table-cell>
          <table:table-cell office:value-type="float" office:value="500643">
            <text:p>500643</text:p>
          </table:table-cell>
          <table:table-cell office:value-type="float" office:value="594.000000000001">
            <text:p>594</text:p>
          </table:table-cell>
          <table:table-cell office:value-type="float" office:value="149193">
            <text:p>149193</text:p>
          </table:table-cell>
          <table:table-cell table:number-columns-repeated="984"/>
        </table:table-row>
        <table:table-row table:style-name="ro1">
          <table:table-cell office:value-type="string">
            <text:p>102.132.201.180</text:p>
          </table:table-cell>
          <table:table-cell office:value-type="float" office:value="19994">
            <text:p>19994</text:p>
          </table:table-cell>
          <table:table-cell office:value-type="float" office:value="-26.0405">
            <text:p>-26.0405</text:p>
          </table:table-cell>
          <table:table-cell office:value-type="float" office:value="28.0115">
            <text:p>28.0115</text:p>
          </table:table-cell>
          <table:table-cell office:value-type="float" office:value="1.746">
            <text:p>1.746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2.132.201.251</text:p>
          </table:table-cell>
          <table:table-cell office:value-type="float" office:value="4.571">
            <text:p>4.571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9.53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2.132.201.251</text:p>
          </table:table-cell>
          <table:table-cell office:value-type="float" office:value="0.807">
            <text:p>0.807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53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2.132.201.251</text:p>
          </table:table-cell>
          <table:table-cell office:value-type="float" office:value="0.219000000000001">
            <text:p>0.219</text:p>
          </table:table-cell>
          <table:table-cell office:value-type="string">
            <text:p>196.60.9.53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2.132.201.251</text:p>
          </table:table-cell>
          <table:table-cell office:value-type="float" office:value="3.367">
            <text:p>3.367</text:p>
          </table:table-cell>
          <table:table-cell office:value-type="string">
            <text:p>196.223.14.83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02.132.201.251</text:p>
          </table:table-cell>
          <table:table-cell office:value-type="float" office:value="21681.0000000001">
            <text:p>21681.0000000001</text:p>
          </table:table-cell>
          <table:table-cell office:value-type="float" office:value="172854">
            <text:p>172854</text:p>
          </table:table-cell>
          <table:table-cell office:value-type="float" office:value="79893">
            <text:p>79893</text:p>
          </table:table-cell>
          <table:table-cell table:number-columns-repeated="984"/>
        </table:table-row>
        <table:table-row table:style-name="ro1"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float" office:value="0.024">
            <text:p>0.024</text:p>
          </table:table-cell>
          <table:table-cell office:value-type="string">
            <text:p>196.10.140.2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10.140.21</text:p>
          </table:table-cell>
          <table:table-cell office:value-type="float" office:value="0.915">
            <text:p>0.915</text:p>
          </table:table-cell>
          <table:table-cell office:value-type="string">
            <text:p>196.1.58.54</text:p>
          </table:table-cell>
          <table:table-cell office:value-type="float" office:value="13720">
            <text:p>13720</text:p>
          </table:table-cell>
          <table:table-cell office:value-type="float" office:value="-33.9425">
            <text:p>-33.9425</text:p>
          </table:table-cell>
          <table:table-cell office:value-type="float" office:value="18.4685">
            <text:p>18.4685</text:p>
          </table:table-cell>
          <table:table-cell office:value-type="string">
            <text:p>196.10.140.2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10.140.21</text:p>
          </table:table-cell>
          <table:table-cell office:value-type="float" office:value="0.32">
            <text:p>0.32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7.189.193.2</text:p>
          </table:table-cell>
          <table:table-cell office:value-type="float" office:value="6.44">
            <text:p>6.44</text:p>
          </table:table-cell>
          <table:table-cell office:value-type="string">
            <text:p>196.223.14.47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41.66.133.2</text:p>
          </table:table-cell>
          <table:table-cell office:value-type="float" office:value="0.0230000000000001">
            <text:p>0.023</text:p>
          </table:table-cell>
          <table:table-cell office:value-type="string">
            <text:p>196.223.22.9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0.102.70</text:p>
          </table:table-cell>
          <table:table-cell office:value-type="float" office:value="637560">
            <text:p>637560</text:p>
          </table:table-cell>
          <table:table-cell office:value-type="float" office:value="2376">
            <text:p>2376</text:p>
          </table:table-cell>
          <table:table-cell office:value-type="float" office:value="31680">
            <text:p>31680</text:p>
          </table:table-cell>
          <table:table-cell table:number-columns-repeated="984"/>
        </table:table-row>
        <table:table-row table:style-name="ro1">
          <table:table-cell office:value-type="string">
            <text:p>197.94.19.20</text:p>
          </table:table-cell>
          <table:table-cell office:value-type="float" office:value="25200">
            <text:p>25200</text:p>
          </table:table-cell>
          <table:table-cell office:value-type="float" office:value="-33.9525">
            <text:p>-33.9525</text:p>
          </table:table-cell>
          <table:table-cell office:value-type="float" office:value="18.8475">
            <text:p>18.8475</text:p>
          </table:table-cell>
          <table:table-cell office:value-type="float" office:value="1000000">
            <text:p>1000000</text:p>
          </table:table-cell>
          <table:table-cell office:value-type="string">
            <text:p>196.223.14.25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7.94.232.149</text:p>
          </table:table-cell>
          <table:table-cell office:value-type="float" office:value="3.786">
            <text:p>3.786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7.94.232.149</text:p>
          </table:table-cell>
          <table:table-cell office:value-type="float" office:value="3.786">
            <text:p>3.786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7.94.232.149</text:p>
          </table:table-cell>
          <table:table-cell office:value-type="float" office:value="1.684">
            <text:p>1.684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4.232.149</text:p>
          </table:table-cell>
          <table:table-cell office:value-type="float" office:value="1.684">
            <text:p>1.684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4.232.149</text:p>
          </table:table-cell>
          <table:table-cell table:style-name="ce2" office:value-type="float" office:value="166716">
            <text:p>166716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374814">
            <text:p>374814</text:p>
          </table:table-cell>
          <table:table-cell table:number-columns-repeated="984"/>
        </table:table-row>
        <table:table-row table:style-name="ro1">
          <table:table-cell office:value-type="string">
            <text:p>41.77.51.6</text:p>
          </table:table-cell>
          <table:table-cell office:value-type="float" office:value="29179">
            <text:p>2917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float" office:value="0.038">
            <text:p>0.038</text:p>
          </table:table-cell>
          <table:table-cell office:value-type="string">
            <text:p>196.60.8.11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77.51.1</text:p>
          </table:table-cell>
          <table:table-cell office:value-type="float" office:value="0.486">
            <text:p>0.486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10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109</text:p>
          </table:table-cell>
          <table:table-cell office:value-type="float" office:value="0.357">
            <text:p>0.357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0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109</text:p>
          </table:table-cell>
          <table:table-cell office:value-type="float" office:value="0.11">
            <text:p>0.11</text:p>
          </table:table-cell>
          <table:table-cell office:value-type="string">
            <text:p>196.60.8.11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1.77.51.1</text:p>
          </table:table-cell>
          <table:table-cell office:value-type="float" office:value="0.0410000000000004">
            <text:p>0.041</text:p>
          </table:table-cell>
          <table:table-cell office:value-type="string">
            <text:p>196.223.14.9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41.77.51.1</text:p>
          </table:table-cell>
          <table:table-cell office:value-type="float" office:value="10890">
            <text:p>10890</text:p>
          </table:table-cell>
          <table:table-cell office:value-type="float" office:value="3762">
            <text:p>3762</text:p>
          </table:table-cell>
          <table:table-cell office:value-type="float" office:value="35343">
            <text:p>35343</text:p>
          </table:table-cell>
          <table:table-cell table:number-columns-repeated="984"/>
        </table:table-row>
        <table:table-row table:style-name="ro1">
          <table:table-cell office:value-type="string">
            <text:p>154.66.91.130</text:p>
          </table:table-cell>
          <table:table-cell office:value-type="float" office:value="33053">
            <text:p>33053</text:p>
          </table:table-cell>
          <table:table-cell office:value-type="float" office:value="-34.4215">
            <text:p>-34.4215</text:p>
          </table:table-cell>
          <table:table-cell office:value-type="float" office:value="19.2395">
            <text:p>19.2395</text:p>
          </table:table-cell>
          <table:table-cell office:value-type="float" office:value="0.0569999999999986">
            <text:p>0.057</text:p>
          </table:table-cell>
          <table:table-cell table:number-columns-repeated="3"/>
          <table:table-cell office:value-type="string">
            <text:p>154.66.95.241</text:p>
          </table:table-cell>
          <table:table-cell office:value-type="float" office:value="0.731">
            <text:p>0.731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6.60.70.57</text:p>
          </table:table-cell>
          <table:table-cell office:value-type="float" office:value="0.575">
            <text:p>0.575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6.60.70.57</text:p>
          </table:table-cell>
          <table:table-cell office:value-type="float" office:value="6.708">
            <text:p>6.708</text:p>
          </table:table-cell>
          <table:table-cell office:value-type="string">
            <text:p>196.10.141.4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84.105.222.61</text:p>
          </table:table-cell>
          <table:table-cell office:value-type="float" office:value="7.839">
            <text:p>7.839</text:p>
          </table:table-cell>
          <table:table-cell office:value-type="string">
            <text:p>196.60.8.19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70.57</text:p>
          </table:table-cell>
          <table:table-cell office:value-type="float" office:value="664092">
            <text:p>664092</text:p>
          </table:table-cell>
          <table:table-cell office:value-type="float" office:value="5642.99999999986">
            <text:p>5642.9999999999</text:p>
          </table:table-cell>
          <table:table-cell office:value-type="float" office:value="56925">
            <text:p>56925</text:p>
          </table:table-cell>
          <table:table-cell table:number-columns-repeated="984"/>
        </table:table-row>
        <table:table-row table:style-name="ro1">
          <table:table-cell office:value-type="string">
            <text:p>160.119.192.252</text:p>
          </table:table-cell>
          <table:table-cell office:value-type="float" office:value="33073">
            <text:p>33073</text:p>
          </table:table-cell>
          <table:table-cell office:value-type="float" office:value="-26.5215">
            <text:p>-26.5215</text:p>
          </table:table-cell>
          <table:table-cell office:value-type="float" office:value="29.1905">
            <text:p>29.1905</text:p>
          </table:table-cell>
          <table:table-cell office:value-type="float" office:value="96.807">
            <text:p>96.807</text:p>
          </table:table-cell>
          <table:table-cell office:value-type="string">
            <text:p>196.60.8.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47</text:p>
          </table:table-cell>
          <table:table-cell office:value-type="float" office:value="13.432">
            <text:p>13.432</text:p>
          </table:table-cell>
          <table:table-cell office:value-type="string">
            <text:p>41.77.51.6</text:p>
          </table:table-cell>
          <table:table-cell office:value-type="float" office:value="29179">
            <text:p>2917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5.220.14.79</text:p>
          </table:table-cell>
          <table:table-cell office:value-type="float" office:value="3.193">
            <text:p>3.193</text:p>
          </table:table-cell>
          <table:table-cell office:value-type="string">
            <text:p>156.38.2.17</text:p>
          </table:table-cell>
          <table:table-cell office:value-type="float" office:value="33145">
            <text:p>33145</text:p>
          </table:table-cell>
          <table:table-cell office:value-type="float" office:value="-26.0005">
            <text:p>-26.0005</text:p>
          </table:table-cell>
          <table:table-cell office:value-type="float" office:value="27.9895">
            <text:p>27.9895</text:p>
          </table:table-cell>
          <table:table-cell office:value-type="string">
            <text:p>196.60.8.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47</text:p>
          </table:table-cell>
          <table:table-cell office:value-type="float" office:value="6.557">
            <text:p>6.557</text:p>
          </table:table-cell>
          <table:table-cell office:value-type="string">
            <text:p>196.60.8.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5.220.14.79</text:p>
          </table:table-cell>
          <table:table-cell office:value-type="float" office:value="6.557">
            <text:p>6.557</text:p>
          </table:table-cell>
          <table:table-cell office:value-type="string">
            <text:p>196.60.8.47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45.220.14.79</text:p>
          </table:table-cell>
          <table:table-cell table:style-name="ce2" office:value-type="float" office:value="649143">
            <text:p>649143</text:p>
          </table:table-cell>
          <table:table-cell table:style-name="ce2" office:value-type="float" office:value="9583893">
            <text:p>9583893</text:p>
          </table:table-cell>
          <table:table-cell table:style-name="ce2" office:value-type="float" office:value="316107">
            <text:p>316107</text:p>
          </table:table-cell>
          <table:table-cell table:number-columns-repeated="984"/>
        </table:table-row>
        <table:table-row table:style-name="ro1">
          <table:table-cell office:value-type="string">
            <text:p>197.155.8.131</text:p>
          </table:table-cell>
          <table:table-cell office:value-type="float" office:value="33136">
            <text:p>33136</text:p>
          </table:table-cell>
          <table:table-cell office:value-type="float" office:value="-33.9195">
            <text:p>-33.9195</text:p>
          </table:table-cell>
          <table:table-cell office:value-type="float" office:value="18.4085">
            <text:p>18.4085</text:p>
          </table:table-cell>
          <table:table-cell office:value-type="float" office:value="0.0409999999999968">
            <text:p>0.041</text:p>
          </table:table-cell>
          <table:table-cell office:value-type="string">
            <text:p>196.60.8.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55.0.3</text:p>
          </table:table-cell>
          <table:table-cell office:value-type="float" office:value="0.645">
            <text:p>0.645</text:p>
          </table:table-cell>
          <table:table-cell office:value-type="string">
            <text:p>41.76.134.130</text:p>
          </table:table-cell>
          <table:table-cell office:value-type="float" office:value="33160">
            <text:p>33160</text:p>
          </table:table-cell>
          <table:table-cell office:value-type="float" office:value="-33.9225">
            <text:p>-33.9225</text:p>
          </table:table-cell>
          <table:table-cell office:value-type="float" office:value="18.4105">
            <text:p>18.4105</text:p>
          </table:table-cell>
          <table:table-cell table:number-columns-repeated="3"/>
          <table:table-cell office:value-type="string">
            <text:p>41.76.134.129</text:p>
          </table:table-cell>
          <table:table-cell office:value-type="float" office:value="0.497">
            <text:p>0.497</text:p>
          </table:table-cell>
          <table:table-cell office:value-type="string">
            <text:p>41.76.134.130</text:p>
          </table:table-cell>
          <table:table-cell office:value-type="float" office:value="33160">
            <text:p>33160</text:p>
          </table:table-cell>
          <table:table-cell office:value-type="float" office:value="-33.9225">
            <text:p>-33.9225</text:p>
          </table:table-cell>
          <table:table-cell office:value-type="float" office:value="18.4105">
            <text:p>18.4105</text:p>
          </table:table-cell>
          <table:table-cell table:number-columns-repeated="3"/>
          <table:table-cell office:value-type="string">
            <text:p>41.76.134.129</text:p>
          </table:table-cell>
          <table:table-cell office:value-type="float" office:value="0.291">
            <text:p>0.291</text:p>
          </table:table-cell>
          <table:table-cell office:value-type="string">
            <text:p>196.10.140.84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7.155.0.3</text:p>
          </table:table-cell>
          <table:table-cell office:value-type="float" office:value="0.155000000000001">
            <text:p>0.155</text:p>
          </table:table-cell>
          <table:table-cell office:value-type="string">
            <text:p>196.60.8.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55.0.3</text:p>
          </table:table-cell>
          <table:table-cell office:value-type="float" office:value="28809">
            <text:p>28809</text:p>
          </table:table-cell>
          <table:table-cell office:value-type="float" office:value="4058.99999999969">
            <text:p>4058.9999999997</text:p>
          </table:table-cell>
          <table:table-cell office:value-type="float" office:value="49203">
            <text:p>49203</text:p>
          </table:table-cell>
          <table:table-cell table:number-columns-repeated="984"/>
        </table:table-row>
        <table:table-row table:style-name="ro1">
          <table:table-cell office:value-type="string">
            <text:p>156.38.2.17</text:p>
          </table:table-cell>
          <table:table-cell office:value-type="float" office:value="33145">
            <text:p>33145</text:p>
          </table:table-cell>
          <table:table-cell office:value-type="float" office:value="-26.0005">
            <text:p>-26.0005</text:p>
          </table:table-cell>
          <table:table-cell office:value-type="float" office:value="27.9895">
            <text:p>27.9895</text:p>
          </table:table-cell>
          <table:table-cell office:value-type="float" office:value="97.498">
            <text:p>97.498</text:p>
          </table:table-cell>
          <table:table-cell table:number-columns-repeated="3"/>
          <table:table-cell office:value-type="string">
            <text:p>105.22.64.225</text:p>
          </table:table-cell>
          <table:table-cell office:value-type="float" office:value="2.738">
            <text:p>2.738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6.38.2.160</text:p>
          </table:table-cell>
          <table:table-cell office:value-type="float" office:value="2.502">
            <text:p>2.502</text:p>
          </table:table-cell>
          <table:table-cell office:value-type="string">
            <text:p>8.20.101.241</text:p>
          </table:table-cell>
          <table:table-cell office:value-type="float" office:value="54246">
            <text:p>54246</text:p>
          </table:table-cell>
          <table:table-cell office:value-type="float" office:value="-33.8095">
            <text:p>-33.8095</text:p>
          </table:table-cell>
          <table:table-cell office:value-type="float" office:value="18.6695">
            <text:p>18.6695</text:p>
          </table:table-cell>
          <table:table-cell table:number-columns-repeated="3"/>
          <table:table-cell office:value-type="string">
            <text:p>105.22.64.225</text:p>
          </table:table-cell>
          <table:table-cell office:value-type="float" office:value="1.358">
            <text:p>1.358</text:p>
          </table:table-cell>
          <table:table-cell office:value-type="string">
            <text:p>196.60.9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6.38.2.160</text:p>
          </table:table-cell>
          <table:table-cell office:value-type="float" office:value="1.358">
            <text:p>1.358</text:p>
          </table:table-cell>
          <table:table-cell office:value-type="string">
            <text:p>196.60.9.2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6.38.2.160</text:p>
          </table:table-cell>
          <table:table-cell table:style-name="ce2" office:value-type="float" office:value="134442">
            <text:p>134442</text:p>
          </table:table-cell>
          <table:table-cell table:style-name="ce2" office:value-type="float" office:value="9652302">
            <text:p>9652302</text:p>
          </table:table-cell>
          <table:table-cell table:style-name="ce2" office:value-type="float" office:value="247698">
            <text:p>247698</text:p>
          </table:table-cell>
          <table:table-cell table:number-columns-repeated="984"/>
        </table:table-row>
        <table:table-row table:style-name="ro1">
          <table:table-cell office:value-type="string">
            <text:p>154.66.91.131</text:p>
          </table:table-cell>
          <table:table-cell office:value-type="float" office:value="33154">
            <text:p>33154</text:p>
          </table:table-cell>
          <table:table-cell office:value-type="float" office:value="-34.0805">
            <text:p>-34.0805</text:p>
          </table:table-cell>
          <table:table-cell office:value-type="float" office:value="18.8495">
            <text:p>18.8495</text:p>
          </table:table-cell>
          <table:table-cell office:value-type="float" office:value="0.026">
            <text:p>0.026</text:p>
          </table:table-cell>
          <table:table-cell table:number-columns-repeated="3"/>
          <table:table-cell office:value-type="string">
            <text:p>196.60.70.57</text:p>
          </table:table-cell>
          <table:table-cell office:value-type="float" office:value="0.638">
            <text:p>0.63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6.60.70.57</text:p>
          </table:table-cell>
          <table:table-cell office:value-type="float" office:value="0.527">
            <text:p>0.527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96.60.70.57</text:p>
          </table:table-cell>
          <table:table-cell office:value-type="float" office:value="6.944">
            <text:p>6.944</text:p>
          </table:table-cell>
          <table:table-cell office:value-type="string">
            <text:p>196.10.141.4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84.105.222.61</text:p>
          </table:table-cell>
          <table:table-cell office:value-type="float" office:value="7.815">
            <text:p>7.815</text:p>
          </table:table-cell>
          <table:table-cell office:value-type="string">
            <text:p>196.60.8.19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70.57</text:p>
          </table:table-cell>
          <table:table-cell office:value-type="float" office:value="687456">
            <text:p>687456</text:p>
          </table:table-cell>
          <table:table-cell office:value-type="float" office:value="2574">
            <text:p>2574</text:p>
          </table:table-cell>
          <table:table-cell office:value-type="float" office:value="52173">
            <text:p>52173</text:p>
          </table:table-cell>
          <table:table-cell table:number-columns-repeated="984"/>
        </table:table-row>
        <table:table-row table:style-name="ro1">
          <table:table-cell office:value-type="string">
            <text:p>41.76.134.130</text:p>
          </table:table-cell>
          <table:table-cell office:value-type="float" office:value="33160">
            <text:p>33160</text:p>
          </table:table-cell>
          <table:table-cell office:value-type="float" office:value="-33.9225">
            <text:p>-33.9225</text:p>
          </table:table-cell>
          <table:table-cell office:value-type="float" office:value="18.4105">
            <text:p>18.4105</text:p>
          </table:table-cell>
          <table:table-cell office:value-type="float" office:value="0.0250000000000021">
            <text:p>0.025</text:p>
          </table:table-cell>
          <table:table-cell office:value-type="string">
            <text:p>196.60.8.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55.0.3</text:p>
          </table:table-cell>
          <table:table-cell office:value-type="float" office:value="0.678">
            <text:p>0.678</text:p>
          </table:table-cell>
          <table:table-cell office:value-type="string">
            <text:p>197.155.8.131</text:p>
          </table:table-cell>
          <table:table-cell office:value-type="float" office:value="33136">
            <text:p>33136</text:p>
          </table:table-cell>
          <table:table-cell office:value-type="float" office:value="-33.9195">
            <text:p>-33.9195</text:p>
          </table:table-cell>
          <table:table-cell office:value-type="float" office:value="18.4085">
            <text:p>18.4085</text:p>
          </table:table-cell>
          <table:table-cell table:number-columns-repeated="3"/>
          <table:table-cell office:value-type="string">
            <text:p>197.155.8.129</text:p>
          </table:table-cell>
          <table:table-cell office:value-type="float" office:value="0.469">
            <text:p>0.469</text:p>
          </table:table-cell>
          <table:table-cell office:value-type="string">
            <text:p>197.155.8.131</text:p>
          </table:table-cell>
          <table:table-cell office:value-type="float" office:value="33136">
            <text:p>33136</text:p>
          </table:table-cell>
          <table:table-cell office:value-type="float" office:value="-33.9195">
            <text:p>-33.9195</text:p>
          </table:table-cell>
          <table:table-cell office:value-type="float" office:value="18.4085">
            <text:p>18.4085</text:p>
          </table:table-cell>
          <table:table-cell table:number-columns-repeated="3"/>
          <table:table-cell office:value-type="string">
            <text:p>197.155.8.129</text:p>
          </table:table-cell>
          <table:table-cell office:value-type="float" office:value="0.0219999999999985">
            <text:p>0.022</text:p>
          </table:table-cell>
          <table:table-cell office:value-type="string">
            <text:p>196.60.8.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55.0.3</text:p>
          </table:table-cell>
          <table:table-cell office:value-type="float" office:value="0.178999999999999">
            <text:p>0.179</text:p>
          </table:table-cell>
          <table:table-cell office:value-type="string">
            <text:p>196.60.8.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55.0.3</text:p>
          </table:table-cell>
          <table:table-cell office:value-type="float" office:value="2177.99999999985">
            <text:p>2177.9999999999</text:p>
          </table:table-cell>
          <table:table-cell office:value-type="float" office:value="2475.00000000021">
            <text:p>2475.0000000002</text:p>
          </table:table-cell>
          <table:table-cell office:value-type="float" office:value="46431">
            <text:p>46431</text:p>
          </table:table-cell>
          <table:table-cell table:number-columns-repeated="984"/>
        </table:table-row>
        <table:table-row table:style-name="ro1">
          <table:table-cell office:value-type="string">
            <text:p>197.155.10.49</text:p>
          </table:table-cell>
          <table:table-cell office:value-type="float" office:value="33175">
            <text:p>33175</text:p>
          </table:table-cell>
          <table:table-cell office:value-type="float" office:value="-33.9205">
            <text:p>-33.9205</text:p>
          </table:table-cell>
          <table:table-cell office:value-type="float" office:value="18.3905">
            <text:p>18.3905</text:p>
          </table:table-cell>
          <table:table-cell office:value-type="float" office:value="0.00900000000000012">
            <text:p>0.009</text:p>
          </table:table-cell>
          <table:table-cell table:number-columns-repeated="3"/>
          <table:table-cell office:value-type="string">
            <text:p>196.41.104.130</text:p>
          </table:table-cell>
          <table:table-cell office:value-type="float" office:value="1.007">
            <text:p>1.007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84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104.130</text:p>
          </table:table-cell>
          <table:table-cell office:value-type="float" office:value="0.918">
            <text:p>0.91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84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104.130</text:p>
          </table:table-cell>
          <table:table-cell office:value-type="float" office:value="0.348">
            <text:p>0.348</text:p>
          </table:table-cell>
          <table:table-cell office:value-type="string">
            <text:p>196.10.140.84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104.130</text:p>
          </table:table-cell>
          <table:table-cell office:value-type="float" office:value="0.437">
            <text:p>0.437</text:p>
          </table:table-cell>
          <table:table-cell office:value-type="string">
            <text:p>196.10.140.84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104.130</text:p>
          </table:table-cell>
          <table:table-cell office:value-type="float" office:value="34452">
            <text:p>34452</text:p>
          </table:table-cell>
          <table:table-cell office:value-type="float" office:value="891.000000000012">
            <text:p>891</text:p>
          </table:table-cell>
          <table:table-cell office:value-type="float" office:value="90882">
            <text:p>90882</text:p>
          </table:table-cell>
          <table:table-cell table:number-columns-repeated="984"/>
        </table:table-row>
        <table:table-row table:style-name="ro1">
          <table:table-cell office:value-type="string">
            <text:p>165.73.75.78</text:p>
          </table:table-cell>
          <table:table-cell office:value-type="float" office:value="33273">
            <text:p>33273</text:p>
          </table:table-cell>
          <table:table-cell office:value-type="float" office:value="-29.6015">
            <text:p>-29.6015</text:p>
          </table:table-cell>
          <table:table-cell office:value-type="float" office:value="30.3805">
            <text:p>30.3805</text:p>
          </table:table-cell>
          <table:table-cell office:value-type="float" office:value="32.833">
            <text:p>32.833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41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69.1.21.41</text:p>
          </table:table-cell>
          <table:table-cell office:value-type="float" office:value="1.728">
            <text:p>1.728</text:p>
          </table:table-cell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office:value-type="string">
            <text:p>196.10.141.22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1.21.41</text:p>
          </table:table-cell>
          <table:table-cell office:value-type="float" office:value="0.928">
            <text:p>0.928</text:p>
          </table:table-cell>
          <table:table-cell office:value-type="string">
            <text:p>196.10.141.22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1.21.41</text:p>
          </table:table-cell>
          <table:table-cell office:value-type="float" office:value="36.062">
            <text:p>36.062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41</text:p>
          </table:table-cell>
          <table:table-cell office:value-type="float" office:value="91872">
            <text:p>91872</text:p>
          </table:table-cell>
          <table:table-cell office:value-type="float" office:value="3250467">
            <text:p>3250467</text:p>
          </table:table-cell>
          <table:table-cell office:value-type="float" office:value="171072">
            <text:p>171072</text:p>
          </table:table-cell>
          <table:table-cell table:number-columns-repeated="984"/>
        </table:table-row>
        <table:table-row table:style-name="ro1">
          <table:table-cell office:value-type="string">
            <text:p>196.24.39.242</text:p>
          </table:table-cell>
          <table:table-cell office:value-type="float" office:value="3454">
            <text:p>3454</text:p>
          </table:table-cell>
          <table:table-cell office:value-type="float" office:value="-33.9305">
            <text:p>-33.9305</text:p>
          </table:table-cell>
          <table:table-cell office:value-type="float" office:value="18.4695">
            <text:p>18.4695</text:p>
          </table:table-cell>
          <table:table-cell office:value-type="float" office:value="28.104">
            <text:p>28.104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5.232.64.73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office:value-type="string">
            <text:p>196.223.14.33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55.232.64.73</text:p>
          </table:table-cell>
          <table:table-cell office:value-type="float" office:value="1.268">
            <text:p>1.268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55.232.64.73</text:p>
          </table:table-cell>
          <table:table-cell office:value-type="float" office:value="0.119">
            <text:p>0.119</text:p>
          </table:table-cell>
          <table:table-cell office:value-type="string">
            <text:p>196.223.22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5.232.64.73</text:p>
          </table:table-cell>
          <table:table-cell office:value-type="float" office:value="43.234">
            <text:p>43.234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5.232.64.73</text:p>
          </table:table-cell>
          <table:table-cell office:value-type="float" office:value="11781">
            <text:p>11781</text:p>
          </table:table-cell>
          <table:table-cell office:value-type="float" office:value="2782296">
            <text:p>2782296</text:p>
          </table:table-cell>
          <table:table-cell office:value-type="float" office:value="125532">
            <text:p>125532</text:p>
          </table:table-cell>
          <table:table-cell table:number-columns-repeated="984"/>
        </table:table-row>
        <table:table-row table:style-name="ro1">
          <table:table-cell office:value-type="string">
            <text:p>155.93.242.243</text:p>
          </table:table-cell>
          <table:table-cell office:value-type="float" office:value="4041">
            <text:p>4041</text:p>
          </table:table-cell>
          <table:table-cell office:value-type="float" office:value="-33.9325">
            <text:p>-33.9325</text:p>
          </table:table-cell>
          <table:table-cell office:value-type="float" office:value="18.3795">
            <text:p>18.3795</text:p>
          </table:table-cell>
          <table:table-cell office:value-type="float" office:value="0.0289999999999999">
            <text:p>0.029</text:p>
          </table:table-cell>
          <table:table-cell table:number-columns-repeated="3"/>
          <table:table-cell office:value-type="string">
            <text:p>154.0.4.168</text:p>
          </table:table-cell>
          <table:table-cell office:value-type="float" office:value="1.353">
            <text:p>1.353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4.0.4.168</text:p>
          </table:table-cell>
          <table:table-cell office:value-type="float" office:value="0.493">
            <text:p>0.493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4.0.4.168</text:p>
          </table:table-cell>
          <table:table-cell office:value-type="float" office:value="0.066">
            <text:p>0.066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4.0.4.168</text:p>
          </table:table-cell>
          <table:table-cell office:value-type="float" office:value="0.926">
            <text:p>0.926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4.0.4.168</text:p>
          </table:table-cell>
          <table:table-cell office:value-type="float" office:value="6534">
            <text:p>6534</text:p>
          </table:table-cell>
          <table:table-cell office:value-type="float" office:value="2870.99999999999">
            <text:p>2871</text:p>
          </table:table-cell>
          <table:table-cell office:value-type="float" office:value="48807">
            <text:p>48807</text:p>
          </table:table-cell>
          <table:table-cell table:number-columns-repeated="984"/>
        </table:table-row>
        <table:table-row table:style-name="ro1">
          <table:table-cell office:value-type="string">
            <text:p>169.255.59.253</text:p>
          </table:table-cell>
          <table:table-cell office:value-type="float" office:value="4088">
            <text:p>4088</text:p>
          </table:table-cell>
          <table:table-cell office:value-type="float" office:value="-26.1985">
            <text:p>-26.1985</text:p>
          </table:table-cell>
          <table:table-cell office:value-type="float" office:value="28.0515">
            <text:p>28.0515</text:p>
          </table:table-cell>
          <table:table-cell office:value-type="float" office:value="0.0599999999999996">
            <text:p>0.06</text:p>
          </table:table-cell>
          <table:table-cell office:value-type="string">
            <text:p>196.223.14.139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39</text:p>
          </table:table-cell>
          <table:table-cell office:value-type="float" office:value="2.288">
            <text:p>2.288</text:p>
          </table:table-cell>
          <table:table-cell office:value-type="string">
            <text:p>197.255.144.18</text:p>
          </table:table-cell>
          <table:table-cell office:value-type="float" office:value="13888">
            <text:p>13888</text:p>
          </table:table-cell>
          <table:table-cell office:value-type="float" office:value="-26.1385">
            <text:p>-26.1385</text:p>
          </table:table-cell>
          <table:table-cell office:value-type="float" office:value="28.2015">
            <text:p>28.2015</text:p>
          </table:table-cell>
          <table:table-cell office:value-type="string">
            <text:p>196.223.14.139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39</text:p>
          </table:table-cell>
          <table:table-cell office:value-type="float" office:value="1.49">
            <text:p>1.49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7.189.193.44</text:p>
          </table:table-cell>
          <table:table-cell office:value-type="float" office:value="0.236000000000001">
            <text:p>0.236</text:p>
          </table:table-cell>
          <table:table-cell office:value-type="string">
            <text:p>196.60.9.24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89.195.82</text:p>
          </table:table-cell>
          <table:table-cell office:value-type="float" office:value="0.0599999999999996">
            <text:p>0.06</text:p>
          </table:table-cell>
          <table:table-cell office:value-type="string">
            <text:p>196.223.14.139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39</text:p>
          </table:table-cell>
          <table:table-cell office:value-type="float" office:value="23364.0000000001">
            <text:p>23364.0000000001</text:p>
          </table:table-cell>
          <table:table-cell office:value-type="float" office:value="5939.99999999996">
            <text:p>5940</text:p>
          </table:table-cell>
          <table:table-cell office:value-type="float" office:value="147510">
            <text:p>147510</text:p>
          </table:table-cell>
          <table:table-cell table:number-columns-repeated="984"/>
        </table:table-row>
        <table:table-row table:style-name="ro1">
          <table:table-cell office:value-type="string">
            <text:p>196.21.240.101</text:p>
          </table:table-cell>
          <table:table-cell office:value-type="float" office:value="4518">
            <text:p>4518</text:p>
          </table:table-cell>
          <table:table-cell office:value-type="float" office:value="-33.3085">
            <text:p>-33.3085</text:p>
          </table:table-cell>
          <table:table-cell office:value-type="float" office:value="26.5175">
            <text:p>26.5175</text:p>
          </table:table-cell>
          <table:table-cell office:value-type="float" office:value="11.361">
            <text:p>11.361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5.232.5.3</text:p>
          </table:table-cell>
          <table:table-cell office:value-type="float" office:value="70.742">
            <text:p>70.742</text:p>
          </table:table-cell>
          <table:table-cell office:value-type="string">
            <text:p>146.231.130.254</text:p>
          </table:table-cell>
          <table:table-cell office:value-type="float" office:value="18169">
            <text:p>18169</text:p>
          </table:table-cell>
          <table:table-cell office:value-type="float" office:value="-33.3085">
            <text:p>-33.3085</text:p>
          </table:table-cell>
          <table:table-cell office:value-type="float" office:value="26.5205">
            <text:p>26.5205</text:p>
          </table:table-cell>
          <table:table-cell table:number-columns-repeated="3"/>
          <table:table-cell office:value-type="string">
            <text:p>196.21.240.30</text:p>
          </table:table-cell>
          <table:table-cell office:value-type="float" office:value="13.062">
            <text:p>13.062</text:p>
          </table:table-cell>
          <table:table-cell office:value-type="string">
            <text:p>196.10.54.135</text:p>
          </table:table-cell>
          <table:table-cell office:value-type="float" office:value="6187">
            <text:p>6187</text:p>
          </table:table-cell>
          <table:table-cell office:value-type="float" office:value="-33.9195">
            <text:p>-33.9195</text:p>
          </table:table-cell>
          <table:table-cell office:value-type="float" office:value="18.4215">
            <text:p>18.4215</text:p>
          </table:table-cell>
          <table:table-cell office:value-type="string">
            <text:p>196.223.22.33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55.232.41.5</text:p>
          </table:table-cell>
          <table:table-cell office:value-type="float" office:value="8.15899999999999">
            <text:p>8.159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5.232.5.3</text:p>
          </table:table-cell>
          <table:table-cell office:value-type="float" office:value="19.52">
            <text:p>19.52</text:p>
          </table:table-cell>
          <table:table-cell office:value-type="string">
            <text:p>196.60.8.21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5.232.5.3</text:p>
          </table:table-cell>
          <table:table-cell table:style-name="ce2" office:value-type="float" office:value="807740.999999999">
            <text:p>807740.999999999</text:p>
          </table:table-cell>
          <table:table-cell table:style-name="ce2" office:value-type="float" office:value="1124739">
            <text:p>1124739</text:p>
          </table:table-cell>
          <table:table-cell table:style-name="ce2" office:value-type="float" office:value="1293138">
            <text:p>1293138</text:p>
          </table:table-cell>
          <table:table-cell table:number-columns-repeated="984"/>
        </table:table-row>
        <table:table-row table:style-name="ro1">
          <table:table-cell office:value-type="string">
            <text:p>196.4.161.3</text:p>
          </table:table-cell>
          <table:table-cell office:value-type="float" office:value="473">
            <text:p>473</text:p>
          </table:table-cell>
          <table:table-cell office:value-type="float" office:value="-26.1515">
            <text:p>-26.1515</text:p>
          </table:table-cell>
          <table:table-cell office:value-type="float" office:value="28.0405">
            <text:p>28.0405</text:p>
          </table:table-cell>
          <table:table-cell office:value-type="float" office:value="0.04">
            <text:p>0.04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6.0.69</text:p>
          </table:table-cell>
          <table:table-cell office:value-type="float" office:value="1.965">
            <text:p>1.965</text:p>
          </table:table-cell>
          <table:table-cell office:value-type="string">
            <text:p>41.79.249.228</text:p>
          </table:table-cell>
          <table:table-cell office:value-type="float" office:value="6779">
            <text:p>677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table:number-columns-repeated="3"/>
          <table:table-cell office:value-type="string">
            <text:p>168.209.1.169</text:p>
          </table:table-cell>
          <table:table-cell office:value-type="float" office:value="1.341">
            <text:p>1.341</text:p>
          </table:table-cell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68.209.1.169</text:p>
          </table:table-cell>
          <table:table-cell office:value-type="float" office:value="0.179">
            <text:p>0.179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26.0.69</text:p>
          </table:table-cell>
          <table:table-cell office:value-type="float" office:value="0.147">
            <text:p>0.147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26.0.69</text:p>
          </table:table-cell>
          <table:table-cell office:value-type="float" office:value="17721">
            <text:p>17721</text:p>
          </table:table-cell>
          <table:table-cell office:value-type="float" office:value="3960">
            <text:p>3960</text:p>
          </table:table-cell>
          <table:table-cell office:value-type="float" office:value="132759">
            <text:p>132759</text:p>
          </table:table-cell>
          <table:table-cell table:number-columns-repeated="984"/>
        </table:table-row>
        <table:table-row table:style-name="ro1">
          <table:table-cell office:value-type="string">
            <text:p>196.209.219.161</text:p>
          </table:table-cell>
          <table:table-cell office:value-type="float" office:value="50011">
            <text:p>50011</text:p>
          </table:table-cell>
          <table:table-cell office:value-type="float" office:value="-26.2025">
            <text:p>-26.2025</text:p>
          </table:table-cell>
          <table:table-cell office:value-type="float" office:value="28.0475">
            <text:p>28.0475</text:p>
          </table:table-cell>
          <table:table-cell office:value-type="float" office:value="39.43">
            <text:p>39.43</text:p>
          </table:table-cell>
          <table:table-cell table:number-columns-repeated="3"/>
          <table:table-cell office:value-type="string">
            <text:p>196.38.77.19</text:p>
          </table:table-cell>
          <table:table-cell office:value-type="float" office:value="38.481">
            <text:p>38.481</text:p>
          </table:table-cell>
          <table:table-cell office:value-type="string">
            <text:p>196.21.240.101</text:p>
          </table:table-cell>
          <table:table-cell office:value-type="float" office:value="4518">
            <text:p>4518</text:p>
          </table:table-cell>
          <table:table-cell office:value-type="float" office:value="-33.3085">
            <text:p>-33.3085</text:p>
          </table:table-cell>
          <table:table-cell office:value-type="float" office:value="26.5175">
            <text:p>26.5175</text:p>
          </table:table-cell>
          <table:table-cell table:number-columns-repeated="3"/>
          <table:table-cell office:value-type="string">
            <text:p>196.21.240.101</text:p>
          </table:table-cell>
          <table:table-cell office:value-type="float" office:value="1.13">
            <text:p>1.13</text:p>
          </table:table-cell>
          <table:table-cell office:value-type="string">
            <text:p>41.79.249.228</text:p>
          </table:table-cell>
          <table:table-cell office:value-type="float" office:value="6779">
            <text:p>677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table:number-columns-repeated="3"/>
          <table:table-cell office:value-type="string">
            <text:p>196.38.77.19</text:p>
          </table:table-cell>
          <table:table-cell office:value-type="float" office:value="0.218999999999999">
            <text:p>0.219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38.77.27</text:p>
          </table:table-cell>
          <table:table-cell office:value-type="float" office:value="79.171">
            <text:p>79.171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38.77.19</text:p>
          </table:table-cell>
          <table:table-cell office:value-type="float" office:value="21680.9999999999">
            <text:p>21680.9999999999</text:p>
          </table:table-cell>
          <table:table-cell office:value-type="float" office:value="3903570">
            <text:p>3903570</text:p>
          </table:table-cell>
          <table:table-cell office:value-type="float" office:value="111870">
            <text:p>111870</text:p>
          </table:table-cell>
          <table:table-cell table:number-columns-repeated="984"/>
        </table:table-row>
        <table:table-row table:style-name="ro1">
          <table:table-cell office:value-type="string">
            <text:p>169.255.170.2</text:p>
          </table:table-cell>
          <table:table-cell office:value-type="float" office:value="50138">
            <text:p>50138</text:p>
          </table:table-cell>
          <table:table-cell office:value-type="float" office:value="-33.6385">
            <text:p>-33.6385</text:p>
          </table:table-cell>
          <table:table-cell office:value-type="float" office:value="19.0085">
            <text:p>19.0085</text:p>
          </table:table-cell>
          <table:table-cell office:value-type="float" office:value="2.39">
            <text:p>2.39</text:p>
          </table:table-cell>
          <table:table-cell table:number-columns-repeated="3"/>
          <table:table-cell office:value-type="string">
            <text:p>169.255.169.154</text:p>
          </table:table-cell>
          <table:table-cell office:value-type="float" office:value="7.823">
            <text:p>7.823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69.255.169.154</text:p>
          </table:table-cell>
          <table:table-cell office:value-type="float" office:value="2.345">
            <text:p>2.345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table:number-columns-repeated="3"/>
          <table:table-cell office:value-type="string">
            <text:p>169.255.169.154</text:p>
          </table:table-cell>
          <table:table-cell office:value-type="float" office:value="1.084">
            <text:p>1.084</text:p>
          </table:table-cell>
          <table:table-cell office:value-type="string">
            <text:p>196.60.8.3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255.169.154</text:p>
          </table:table-cell>
          <table:table-cell office:value-type="float" office:value="1.003">
            <text:p>1.003</text:p>
          </table:table-cell>
          <table:table-cell office:value-type="string">
            <text:p>196.60.8.3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255.169.154</text:p>
          </table:table-cell>
          <table:table-cell office:value-type="float" office:value="107316">
            <text:p>107316</text:p>
          </table:table-cell>
          <table:table-cell office:value-type="float" office:value="236610">
            <text:p>236610</text:p>
          </table:table-cell>
          <table:table-cell office:value-type="float" office:value="232155">
            <text:p>232155</text:p>
          </table:table-cell>
          <table:table-cell table:number-columns-repeated="984"/>
        </table:table-row>
        <table:table-row table:style-name="ro1">
          <table:table-cell office:value-type="string">
            <text:p>41.78.245.20</text:p>
          </table:table-cell>
          <table:table-cell office:value-type="float" office:value="50139">
            <text:p>50139</text:p>
          </table:table-cell>
          <table:table-cell office:value-type="float" office:value="-29.7885">
            <text:p>-29.7885</text:p>
          </table:table-cell>
          <table:table-cell office:value-type="float" office:value="30.8485">
            <text:p>30.8485</text:p>
          </table:table-cell>
          <table:table-cell office:value-type="float" office:value="0.0429999999999993">
            <text:p>0.043</text:p>
          </table:table-cell>
          <table:table-cell office:value-type="string">
            <text:p>196.60.8.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3.224.78</text:p>
          </table:table-cell>
          <table:table-cell office:value-type="float" office:value="2.473">
            <text:p>2.473</text:p>
          </table:table-cell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office:value-type="string">
            <text:p>196.223.30.127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27</text:p>
          </table:table-cell>
          <table:table-cell office:value-type="float" office:value="0.922">
            <text:p>0.922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string">
            <text:p>196.223.30.127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27</text:p>
          </table:table-cell>
          <table:table-cell office:value-type="float" office:value="9.17">
            <text:p>9.17</text:p>
          </table:table-cell>
          <table:table-cell office:value-type="string">
            <text:p>196.60.8.3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3.224.78</text:p>
          </table:table-cell>
          <table:table-cell office:value-type="float" office:value="0.126000000000001">
            <text:p>0.126</text:p>
          </table:table-cell>
          <table:table-cell office:value-type="string">
            <text:p>196.223.30.127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27</text:p>
          </table:table-cell>
          <table:table-cell office:value-type="float" office:value="907830">
            <text:p>907830</text:p>
          </table:table-cell>
          <table:table-cell office:value-type="float" office:value="4256.99999999993">
            <text:p>4256.9999999999</text:p>
          </table:table-cell>
          <table:table-cell office:value-type="float" office:value="91278">
            <text:p>91278</text:p>
          </table:table-cell>
          <table:table-cell table:number-columns-repeated="984"/>
        </table:table-row>
        <table:table-row table:style-name="ro1">
          <table:table-cell office:value-type="string">
            <text:p>102.67.184.250</text:p>
          </table:table-cell>
          <table:table-cell office:value-type="float" office:value="50192">
            <text:p>50192</text:p>
          </table:table-cell>
          <table:table-cell office:value-type="float" office:value="-29.7815">
            <text:p>-29.7815</text:p>
          </table:table-cell>
          <table:table-cell office:value-type="float" office:value="31.0015">
            <text:p>31.0015</text:p>
          </table:table-cell>
          <table:table-cell office:value-type="float" office:value="31.804">
            <text:p>31.804</text:p>
          </table:table-cell>
          <table:table-cell table:number-columns-repeated="3"/>
          <table:table-cell office:value-type="string">
            <text:p>105.23.225.214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office:value-type="string">
            <text:p>196.223.30.19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91</text:p>
          </table:table-cell>
          <table:table-cell office:value-type="float" office:value="0.765">
            <text:p>0.765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string">
            <text:p>196.223.30.19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91</text:p>
          </table:table-cell>
          <table:table-cell office:value-type="float" office:value="0.283000000000001">
            <text:p>0.283</text:p>
          </table:table-cell>
          <table:table-cell office:value-type="string">
            <text:p>196.223.14.8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05.23.225.214</text:p>
          </table:table-cell>
          <table:table-cell office:value-type="float" office:value="56.274">
            <text:p>56.274</text:p>
          </table:table-cell>
          <table:table-cell office:value-type="string">
            <text:p>196.10.141.86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10.141.86</text:p>
          </table:table-cell>
          <table:table-cell office:value-type="float" office:value="28017.0000000001">
            <text:p>28017.0000000001</text:p>
          </table:table-cell>
          <table:table-cell office:value-type="float" office:value="3148596">
            <text:p>3148596</text:p>
          </table:table-cell>
          <table:table-cell office:value-type="float" office:value="75735">
            <text:p>75735</text:p>
          </table:table-cell>
          <table:table-cell table:number-columns-repeated="984"/>
        </table:table-row>
        <table:table-row table:style-name="ro1">
          <table:table-cell office:value-type="string">
            <text:p>169.255.36.69</text:p>
          </table:table-cell>
          <table:table-cell office:value-type="float" office:value="50322">
            <text:p>50322</text:p>
          </table:table-cell>
          <table:table-cell office:value-type="float" office:value="-29.7215">
            <text:p>-29.7215</text:p>
          </table:table-cell>
          <table:table-cell office:value-type="float" office:value="31.0785">
            <text:p>31.0785</text:p>
          </table:table-cell>
          <table:table-cell office:value-type="float" office:value="0.0980000000000025">
            <text:p>0.098</text:p>
          </table:table-cell>
          <table:table-cell office:value-type="string">
            <text:p>196.10.141.9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255.38.2</text:p>
          </table:table-cell>
          <table:table-cell office:value-type="float" office:value="1.573">
            <text:p>1.573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string">
            <text:p>196.223.30.17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255.38.2</text:p>
          </table:table-cell>
          <table:table-cell office:value-type="float" office:value="0.748">
            <text:p>0.748</text:p>
          </table:table-cell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string">
            <text:p>196.223.30.17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255.38.2</text:p>
          </table:table-cell>
          <table:table-cell office:value-type="float" office:value="0.004">
            <text:p>0.004</text:p>
          </table:table-cell>
          <table:table-cell office:value-type="string">
            <text:p>196.223.30.17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255.38.2</text:p>
          </table:table-cell>
          <table:table-cell office:value-type="float" office:value="0.180999999999999">
            <text:p>0.181</text:p>
          </table:table-cell>
          <table:table-cell office:value-type="string">
            <text:p>196.223.30.172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255.38.2</text:p>
          </table:table-cell>
          <table:table-cell office:value-type="float" office:value="396">
            <text:p>396</text:p>
          </table:table-cell>
          <table:table-cell office:value-type="float" office:value="9702.00000000025">
            <text:p>9702.0000000003</text:p>
          </table:table-cell>
          <table:table-cell office:value-type="float" office:value="74052">
            <text:p>74052</text:p>
          </table:table-cell>
          <table:table-cell table:number-columns-repeated="984"/>
        </table:table-row>
        <table:table-row table:style-name="ro1">
          <table:table-cell office:value-type="string">
            <text:p>154.66.187.193</text:p>
          </table:table-cell>
          <table:table-cell office:value-type="float" office:value="50355">
            <text:p>50355</text:p>
          </table:table-cell>
          <table:table-cell office:value-type="float" office:value="-29.7805">
            <text:p>-29.7805</text:p>
          </table:table-cell>
          <table:table-cell office:value-type="float" office:value="30.8295">
            <text:p>30.8295</text:p>
          </table:table-cell>
          <table:table-cell office:value-type="float" office:value="0.338000000000001">
            <text:p>0.338</text:p>
          </table:table-cell>
          <table:table-cell office:value-type="string">
            <text:p>196.10.140.4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7.148.71.18</text:p>
          </table:table-cell>
          <table:table-cell office:value-type="float" office:value="9.214">
            <text:p>9.214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18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48.71.18</text:p>
          </table:table-cell>
          <table:table-cell office:value-type="float" office:value="7.626">
            <text:p>7.626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18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48.71.18</text:p>
          </table:table-cell>
          <table:table-cell office:value-type="float" office:value="0.0480000000000018">
            <text:p>0.048</text:p>
          </table:table-cell>
          <table:table-cell office:value-type="string">
            <text:p>196.60.9.185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48.71.18</text:p>
          </table:table-cell>
          <table:table-cell office:value-type="float" office:value="6.575">
            <text:p>6.575</text:p>
          </table:table-cell>
          <table:table-cell office:value-type="string">
            <text:p>196.60.8.15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48.71.18</text:p>
          </table:table-cell>
          <table:table-cell office:value-type="float" office:value="4752.00000000018">
            <text:p>4752.0000000002</text:p>
          </table:table-cell>
          <table:table-cell office:value-type="float" office:value="33462.0000000001">
            <text:p>33462.0000000001</text:p>
          </table:table-cell>
          <table:table-cell office:value-type="float" office:value="754974">
            <text:p>754974</text:p>
          </table:table-cell>
          <table:table-cell table:number-columns-repeated="984"/>
        </table:table-row>
        <table:table-row table:style-name="ro1">
          <table:table-cell office:value-type="string">
            <text:p>102.132.251.34</text:p>
          </table:table-cell>
          <table:table-cell office:value-type="float" office:value="50396">
            <text:p>50396</text:p>
          </table:table-cell>
          <table:table-cell office:value-type="float" office:value="-33.9595">
            <text:p>-33.9595</text:p>
          </table:table-cell>
          <table:table-cell office:value-type="float" office:value="18.4715">
            <text:p>18.4715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string">
            <text:p>102.132.250.248</text:p>
          </table:table-cell>
          <table:table-cell office:value-type="float" office:value="1.348">
            <text:p>1.34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02.132.250.248</text:p>
          </table:table-cell>
          <table:table-cell office:value-type="float" office:value="1.348">
            <text:p>1.348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02.132.250.248</text:p>
          </table:table-cell>
          <table:table-cell office:value-type="float" office:value="0.898">
            <text:p>0.898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02.132.250.248</text:p>
          </table:table-cell>
          <table:table-cell office:value-type="float" office:value="0.898">
            <text:p>0.898</text:p>
          </table:table-cell>
          <table:table-cell office:value-type="string">
            <text:p>196.10.140.17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02.132.250.248</text:p>
          </table:table-cell>
          <table:table-cell table:style-name="ce2" office:value-type="float" office:value="88902">
            <text:p>88902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133452">
            <text:p>133452</text:p>
          </table:table-cell>
          <table:table-cell table:number-columns-repeated="984"/>
        </table:table-row>
        <table:table-row table:style-name="ro1">
          <table:table-cell office:value-type="string">
            <text:p>102.132.135.239</text:p>
          </table:table-cell>
          <table:table-cell office:value-type="float" office:value="50618">
            <text:p>50618</text:p>
          </table:table-cell>
          <table:table-cell office:value-type="float" office:value="-26.0785">
            <text:p>-26.0785</text:p>
          </table:table-cell>
          <table:table-cell office:value-type="float" office:value="28.0175">
            <text:p>28.0175</text:p>
          </table:table-cell>
          <table:table-cell office:value-type="float" office:value="35.676">
            <text:p>35.676</text:p>
          </table:table-cell>
          <table:table-cell office:value-type="string">
            <text:p>196.60.8.17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0.3.99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54.0.3.99</text:p>
          </table:table-cell>
          <table:table-cell office:value-type="float" office:value="2.362">
            <text:p>2.362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9.53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0.3.99</text:p>
          </table:table-cell>
          <table:table-cell office:value-type="float" office:value="1.266">
            <text:p>1.266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0.3.99</text:p>
          </table:table-cell>
          <table:table-cell office:value-type="float" office:value="31.659">
            <text:p>31.659</text:p>
          </table:table-cell>
          <table:table-cell office:value-type="string">
            <text:p>196.60.8.17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54.0.3.99</text:p>
          </table:table-cell>
          <table:table-cell office:value-type="float" office:value="125334">
            <text:p>125334</text:p>
          </table:table-cell>
          <table:table-cell office:value-type="float" office:value="3531924">
            <text:p>3531924</text:p>
          </table:table-cell>
          <table:table-cell office:value-type="float" office:value="233838">
            <text:p>233838</text:p>
          </table:table-cell>
          <table:table-cell table:number-columns-repeated="984"/>
        </table:table-row>
        <table:table-row table:style-name="ro1">
          <table:table-cell office:value-type="string">
            <text:p>196.10.148.18</text:p>
          </table:table-cell>
          <table:table-cell office:value-type="float" office:value="50858">
            <text:p>50858</text:p>
          </table:table-cell>
          <table:table-cell office:value-type="float" office:value="-25.9485">
            <text:p>-25.9485</text:p>
          </table:table-cell>
          <table:table-cell office:value-type="float" office:value="32.5795">
            <text:p>32.5795</text:p>
          </table:table-cell>
          <table:table-cell office:value-type="float" office:value="24.137">
            <text:p>24.137</text:p>
          </table:table-cell>
          <table:table-cell table:number-columns-repeated="3"/>
          <table:table-cell office:value-type="string">
            <text:p>160.242.1.177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7.189.193.2</text:p>
          </table:table-cell>
          <table:table-cell office:value-type="float" office:value="0.258">
            <text:p>0.258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197.189.193.2</text:p>
          </table:table-cell>
          <table:table-cell office:value-type="float" office:value="0.085">
            <text:p>0.085</text:p>
          </table:table-cell>
          <table:table-cell office:value-type="string">
            <text:p>196.60.8.6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149.148.18</text:p>
          </table:table-cell>
          <table:table-cell office:value-type="float" office:value="67.889">
            <text:p>67.889</text:p>
          </table:table-cell>
          <table:table-cell office:value-type="string">
            <text:p>196.60.9.84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9.84</text:p>
          </table:table-cell>
          <table:table-cell office:value-type="float" office:value="8415">
            <text:p>8415</text:p>
          </table:table-cell>
          <table:table-cell office:value-type="float" office:value="2389563">
            <text:p>2389563</text:p>
          </table:table-cell>
          <table:table-cell office:value-type="float" office:value="25542">
            <text:p>25542</text:p>
          </table:table-cell>
          <table:table-cell table:number-columns-repeated="984"/>
        </table:table-row>
        <table:table-row table:style-name="ro1">
          <table:table-cell office:value-type="string">
            <text:p>165.73.45.203</text:p>
          </table:table-cell>
          <table:table-cell office:value-type="float" office:value="51813">
            <text:p>51813</text:p>
          </table:table-cell>
          <table:table-cell office:value-type="float" office:value="-26.0815">
            <text:p>-26.0815</text:p>
          </table:table-cell>
          <table:table-cell office:value-type="float" office:value="28.2475">
            <text:p>28.2475</text:p>
          </table:table-cell>
          <table:table-cell office:value-type="float" office:value="0.734">
            <text:p>0.734</text:p>
          </table:table-cell>
          <table:table-cell office:value-type="string">
            <text:p>196.10.141.220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69.1.21.90</text:p>
          </table:table-cell>
          <table:table-cell office:value-type="float" office:value="1.843">
            <text:p>1.843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90</text:p>
          </table:table-cell>
          <table:table-cell office:value-type="float" office:value="0.497">
            <text:p>0.497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90</text:p>
          </table:table-cell>
          <table:table-cell office:value-type="float" office:value="0.0430000000000002">
            <text:p>0.043</text:p>
          </table:table-cell>
          <table:table-cell office:value-type="string">
            <text:p>196.60.9.2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90</text:p>
          </table:table-cell>
          <table:table-cell office:value-type="float" office:value="1.022">
            <text:p>1.022</text:p>
          </table:table-cell>
          <table:table-cell office:value-type="string">
            <text:p>196.60.9.221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69.1.21.90</text:p>
          </table:table-cell>
          <table:table-cell office:value-type="float" office:value="4257.00000000002">
            <text:p>4257</text:p>
          </table:table-cell>
          <table:table-cell office:value-type="float" office:value="72666">
            <text:p>72666</text:p>
          </table:table-cell>
          <table:table-cell office:value-type="float" office:value="49203">
            <text:p>49203</text:p>
          </table:table-cell>
          <table:table-cell table:number-columns-repeated="984"/>
        </table:table-row>
        <table:table-row table:style-name="ro1">
          <table:table-cell office:value-type="string">
            <text:p>41.177.148.168</text:p>
          </table:table-cell>
          <table:table-cell office:value-type="float" office:value="52902">
            <text:p>52902</text:p>
          </table:table-cell>
          <table:table-cell office:value-type="float" office:value="-33.9515">
            <text:p>-33.9515</text:p>
          </table:table-cell>
          <table:table-cell office:value-type="float" office:value="18.4975">
            <text:p>18.4975</text:p>
          </table:table-cell>
          <table:table-cell office:value-type="float" office:value="0.290999999999997">
            <text:p>0.291</text:p>
          </table:table-cell>
          <table:table-cell office:value-type="string">
            <text:p>196.60.9.2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41.97.51</text:p>
          </table:table-cell>
          <table:table-cell office:value-type="float" office:value="3.286">
            <text:p>3.286</text:p>
          </table:table-cell>
          <table:table-cell office:value-type="string">
            <text:p>196.40.111.174</text:p>
          </table:table-cell>
          <table:table-cell office:value-type="float" office:value="22221">
            <text:p>22221</text:p>
          </table:table-cell>
          <table:table-cell office:value-type="float" office:value="-33.9725">
            <text:p>-33.9725</text:p>
          </table:table-cell>
          <table:table-cell office:value-type="float" office:value="18.4685">
            <text:p>18.4685</text:p>
          </table:table-cell>
          <table:table-cell office:value-type="string">
            <text:p>196.10.140.5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7.108</text:p>
          </table:table-cell>
          <table:table-cell office:value-type="float" office:value="0.889">
            <text:p>0.889</text:p>
          </table:table-cell>
          <table:table-cell office:value-type="string">
            <text:p>41.76.134.130</text:p>
          </table:table-cell>
          <table:table-cell office:value-type="float" office:value="33160">
            <text:p>33160</text:p>
          </table:table-cell>
          <table:table-cell office:value-type="float" office:value="-33.9225">
            <text:p>-33.9225</text:p>
          </table:table-cell>
          <table:table-cell office:value-type="float" office:value="18.4105">
            <text:p>18.4105</text:p>
          </table:table-cell>
          <table:table-cell table:number-columns-repeated="3"/>
          <table:table-cell office:value-type="string">
            <text:p>197.155.1.26</text:p>
          </table:table-cell>
          <table:table-cell office:value-type="float" office:value="0.0330000000000001">
            <text:p>0.033</text:p>
          </table:table-cell>
          <table:table-cell office:value-type="string">
            <text:p>196.10.140.58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41.97.108</text:p>
          </table:table-cell>
          <table:table-cell office:value-type="float" office:value="1.475">
            <text:p>1.475</text:p>
          </table:table-cell>
          <table:table-cell office:value-type="string">
            <text:p>196.60.9.24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41.97.51</text:p>
          </table:table-cell>
          <table:table-cell office:value-type="float" office:value="3267.00000000001">
            <text:p>3267</text:p>
          </table:table-cell>
          <table:table-cell office:value-type="float" office:value="28808.9999999997">
            <text:p>28808.9999999997</text:p>
          </table:table-cell>
          <table:table-cell office:value-type="float" office:value="88011">
            <text:p>88011</text:p>
          </table:table-cell>
          <table:table-cell table:number-columns-repeated="984"/>
        </table:table-row>
        <table:table-row table:style-name="ro1">
          <table:table-cell office:value-type="string">
            <text:p>8.20.101.241</text:p>
          </table:table-cell>
          <table:table-cell office:value-type="float" office:value="54246">
            <text:p>54246</text:p>
          </table:table-cell>
          <table:table-cell office:value-type="float" office:value="-33.8095">
            <text:p>-33.8095</text:p>
          </table:table-cell>
          <table:table-cell office:value-type="float" office:value="18.6695">
            <text:p>18.6695</text:p>
          </table:table-cell>
          <table:table-cell office:value-type="float" office:value="41.194">
            <text:p>41.194</text:p>
          </table:table-cell>
          <table:table-cell table:number-columns-repeated="3"/>
          <table:table-cell office:value-type="string">
            <text:p>168.209.255.223</text:p>
          </table:table-cell>
          <table:table-cell office:value-type="float" office:value="100">
            <text:p>100</text:p>
          </table:table-cell>
          <table:table-cell office:value-type="string">
            <text:p>196.61.64.64</text:p>
          </table:table-cell>
          <table:table-cell office:value-type="float" office:value="1000237">
            <text:p>1000237</text:p>
          </table:table-cell>
          <table:table-cell office:value-type="float" office:value="-25.9295">
            <text:p>-25.9295</text:p>
          </table:table-cell>
          <table:table-cell office:value-type="float" office:value="28.1385">
            <text:p>28.1385</text:p>
          </table:table-cell>
          <table:table-cell table:number-columns-repeated="3"/>
          <table:table-cell office:value-type="string">
            <text:p>41.66.132.245</text:p>
          </table:table-cell>
          <table:table-cell office:value-type="float" office:value="0.317">
            <text:p>0.317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table:number-columns-repeated="3"/>
          <table:table-cell office:value-type="string">
            <text:p>41.66.181.78</text:p>
          </table:table-cell>
          <table:table-cell office:value-type="float" office:value="1000000">
            <text:p>1000000</text:p>
          </table:table-cell>
          <table:table-cell table:number-columns-repeated="3"/>
          <table:table-cell office:value-type="string">
            <text:p>41.79.249.226</text:p>
          </table:table-cell>
          <table:table-cell office:value-type="float" office:value="99.679">
            <text:p>99.679</text:p>
          </table:table-cell>
          <table:table-cell office:value-type="string">
            <text:p>105.22.46.69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05.22.46.69</text:p>
          </table:table-cell>
          <table:table-cell table:style-name="ce2" office:value-type="float" office:value="99000000000">
            <text:p>99000000000</text:p>
          </table:table-cell>
          <table:table-cell table:style-name="ce2" office:value-type="float" office:value="4078206">
            <text:p>4078206</text:p>
          </table:table-cell>
          <table:table-cell table:style-name="ce2" office:value-type="float" office:value="31383">
            <text:p>31383</text:p>
          </table:table-cell>
          <table:table-cell table:number-columns-repeated="984"/>
        </table:table-row>
        <table:table-row table:style-name="ro1"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float" office:value="0.0749999999999993">
            <text:p>0.075</text:p>
          </table:table-cell>
          <table:table-cell office:value-type="string">
            <text:p>196.223.22.32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7.80.7.14</text:p>
          </table:table-cell>
          <table:table-cell office:value-type="float" office:value="1.193">
            <text:p>1.193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80.7.13</text:p>
          </table:table-cell>
          <table:table-cell office:value-type="float" office:value="1.768">
            <text:p>1.768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80.7.13</text:p>
          </table:table-cell>
          <table:table-cell office:value-type="float" office:value="0.268999999999998">
            <text:p>0.269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80.7.13</text:p>
          </table:table-cell>
          <table:table-cell office:value-type="float" office:value="0.0489999999999995">
            <text:p>0.049</text:p>
          </table:table-cell>
          <table:table-cell office:value-type="string">
            <text:p>196.60.8.120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80.7.77</text:p>
          </table:table-cell>
          <table:table-cell office:value-type="float" office:value="26630.9999999998">
            <text:p>26630.9999999998</text:p>
          </table:table-cell>
          <table:table-cell office:value-type="float" office:value="7424.99999999993">
            <text:p>7424.9999999999</text:p>
          </table:table-cell>
          <table:table-cell office:value-type="float" office:value="175032">
            <text:p>175032</text:p>
          </table:table-cell>
          <table:table-cell table:number-columns-repeated="984"/>
        </table:table-row>
        <table:table-row table:style-name="ro1">
          <table:table-cell office:value-type="string">
            <text:p>196.10.55.135</text:p>
          </table:table-cell>
          <table:table-cell office:value-type="float" office:value="6176">
            <text:p>6176</text:p>
          </table:table-cell>
          <table:table-cell office:value-type="float" office:value="-29.7295">
            <text:p>-29.7295</text:p>
          </table:table-cell>
          <table:table-cell office:value-type="float" office:value="31.0705">
            <text:p>31.0705</text:p>
          </table:table-cell>
          <table:table-cell office:value-type="float" office:value="0.0150000000000006">
            <text:p>0.015</text:p>
          </table:table-cell>
          <table:table-cell table:number-columns-repeated="3"/>
          <table:table-cell office:value-type="string">
            <text:p>197.96.4.19</text:p>
          </table:table-cell>
          <table:table-cell office:value-type="float" office:value="0.835">
            <text:p>0.835</text:p>
          </table:table-cell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table:number-columns-repeated="3"/>
          <table:table-cell office:value-type="string">
            <text:p>197.96.4.19</text:p>
          </table:table-cell>
          <table:table-cell office:value-type="float" office:value="0.749">
            <text:p>0.749</text:p>
          </table:table-cell>
          <table:table-cell office:value-type="string">
            <text:p>196.37.104.121</text:p>
          </table:table-cell>
          <table:table-cell office:value-type="float" office:value="12207">
            <text:p>12207</text:p>
          </table:table-cell>
          <table:table-cell office:value-type="float" office:value="-29.7295">
            <text:p>-29.7295</text:p>
          </table:table-cell>
          <table:table-cell office:value-type="float" office:value="31.0875">
            <text:p>31.0875</text:p>
          </table:table-cell>
          <table:table-cell table:number-columns-repeated="3"/>
          <table:table-cell office:value-type="string">
            <text:p>197.96.4.19</text:p>
          </table:table-cell>
          <table:table-cell office:value-type="float" office:value="9.128">
            <text:p>9.128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6.4.19</text:p>
          </table:table-cell>
          <table:table-cell office:value-type="float" office:value="0.110000000000001">
            <text:p>0.11</text:p>
          </table:table-cell>
          <table:table-cell office:value-type="string">
            <text:p>196.223.30.101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196.223.30.101</text:p>
          </table:table-cell>
          <table:table-cell office:value-type="float" office:value="903672">
            <text:p>903672</text:p>
          </table:table-cell>
          <table:table-cell office:value-type="float" office:value="1485.00000000006">
            <text:p>1485.0000000001</text:p>
          </table:table-cell>
          <table:table-cell office:value-type="float" office:value="74151">
            <text:p>74151</text:p>
          </table:table-cell>
          <table:table-cell table:number-columns-repeated="984"/>
        </table:table-row>
        <table:table-row table:style-name="ro1">
          <table:table-cell office:value-type="string">
            <text:p>196.10.53.7</text:p>
          </table:table-cell>
          <table:table-cell office:value-type="float" office:value="6179">
            <text:p>6179</text:p>
          </table:table-cell>
          <table:table-cell office:value-type="float" office:value="-26.1385">
            <text:p>-26.1385</text:p>
          </table:table-cell>
          <table:table-cell office:value-type="float" office:value="28.0305">
            <text:p>28.0305</text:p>
          </table:table-cell>
          <table:table-cell office:value-type="float" office:value="0.105">
            <text:p>0.105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6.177.164</text:p>
          </table:table-cell>
          <table:table-cell office:value-type="float" office:value="1.951">
            <text:p>1.951</text:p>
          </table:table-cell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string">
            <text:p>196.223.14.10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01</text:p>
          </table:table-cell>
          <table:table-cell office:value-type="float" office:value="0.742">
            <text:p>0.742</text:p>
          </table:table-cell>
          <table:table-cell office:value-type="string">
            <text:p>197.80.104.36</text:p>
          </table:table-cell>
          <table:table-cell office:value-type="float" office:value="6053">
            <text:p>6053</text:p>
          </table:table-cell>
          <table:table-cell office:value-type="float" office:value="-26.1415">
            <text:p>-26.1415</text:p>
          </table:table-cell>
          <table:table-cell office:value-type="float" office:value="28.0095">
            <text:p>28.0095</text:p>
          </table:table-cell>
          <table:table-cell office:value-type="string">
            <text:p>196.223.14.10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01</text:p>
          </table:table-cell>
          <table:table-cell office:value-type="float" office:value="0.128">
            <text:p>0.128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7.96.177.164</text:p>
          </table:table-cell>
          <table:table-cell office:value-type="float" office:value="0.362000000000002">
            <text:p>0.362</text:p>
          </table:table-cell>
          <table:table-cell office:value-type="string">
            <text:p>196.223.14.101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223.14.101</text:p>
          </table:table-cell>
          <table:table-cell office:value-type="float" office:value="12672">
            <text:p>12672</text:p>
          </table:table-cell>
          <table:table-cell office:value-type="float" office:value="10395">
            <text:p>10395</text:p>
          </table:table-cell>
          <table:table-cell office:value-type="float" office:value="73458">
            <text:p>73458</text:p>
          </table:table-cell>
          <table:table-cell table:number-columns-repeated="984"/>
        </table:table-row>
        <table:table-row table:style-name="ro1">
          <table:table-cell office:value-type="string">
            <text:p>196.10.54.135</text:p>
          </table:table-cell>
          <table:table-cell office:value-type="float" office:value="6187">
            <text:p>6187</text:p>
          </table:table-cell>
          <table:table-cell office:value-type="float" office:value="-33.9195">
            <text:p>-33.9195</text:p>
          </table:table-cell>
          <table:table-cell office:value-type="float" office:value="18.4215">
            <text:p>18.4215</text:p>
          </table:table-cell>
          <table:table-cell office:value-type="float" office:value="0.151">
            <text:p>0.151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14.20.203</text:p>
          </table:table-cell>
          <table:table-cell office:value-type="float" office:value="1.155">
            <text:p>1.155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96.14.20.203</text:p>
          </table:table-cell>
          <table:table-cell office:value-type="float" office:value="0.559">
            <text:p>0.559</text:p>
          </table:table-cell>
          <table:table-cell office:value-type="string">
            <text:p>196.33.14.6</text:p>
          </table:table-cell>
          <table:table-cell office:value-type="float" office:value="12465">
            <text:p>12465</text:p>
          </table:table-cell>
          <table:table-cell office:value-type="float" office:value="-33.9205">
            <text:p>-33.9205</text:p>
          </table:table-cell>
          <table:table-cell office:value-type="float" office:value="18.4205">
            <text:p>18.4205</text:p>
          </table:table-cell>
          <table:table-cell table:number-columns-repeated="3"/>
          <table:table-cell office:value-type="string">
            <text:p>196.14.20.203</text:p>
          </table:table-cell>
          <table:table-cell office:value-type="float" office:value="14.285">
            <text:p>14.285</text:p>
          </table:table-cell>
          <table:table-cell office:value-type="string">
            <text:p>196.223.14.10</text:p>
          </table:table-cell>
          <table:table-cell office:value-type="float" office:value="-26.14667">
            <text:p>-26.14667</text:p>
          </table:table-cell>
          <table:table-cell office:value-type="float" office:value="28.03705">
            <text:p>28.03705</text:p>
          </table:table-cell>
          <table:table-cell office:value-type="string">
            <text:p>196.14.20.203</text:p>
          </table:table-cell>
          <table:table-cell office:value-type="float" office:value="0.316">
            <text:p>0.316</text:p>
          </table:table-cell>
          <table:table-cell office:value-type="string">
            <text:p>196.223.22.10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196.14.20.203</text:p>
          </table:table-cell>
          <table:table-cell office:value-type="float" office:value="1414215">
            <text:p>1414215</text:p>
          </table:table-cell>
          <table:table-cell office:value-type="float" office:value="14949">
            <text:p>14949</text:p>
          </table:table-cell>
          <table:table-cell office:value-type="float" office:value="55341">
            <text:p>55341</text:p>
          </table:table-cell>
          <table:table-cell table:number-columns-repeated="984"/>
        </table:table-row>
        <table:table-row table:style-name="ro1"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float" office:value="0.00600000000000023">
            <text:p>0.006</text:p>
          </table:table-cell>
          <table:table-cell office:value-type="string">
            <text:p>196.10.140.7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41.66.181.79</text:p>
          </table:table-cell>
          <table:table-cell office:value-type="float" office:value="0.405">
            <text:p>0.405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5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56</text:p>
          </table:table-cell>
          <table:table-cell office:value-type="float" office:value="0.467">
            <text:p>0.467</text:p>
          </table:table-cell>
          <table:table-cell office:value-type="string">
            <text:p>169.255.0.135</text:p>
          </table:table-cell>
          <table:table-cell office:value-type="float" office:value="1000492">
            <text:p>1000492</text:p>
          </table:table-cell>
          <table:table-cell office:value-type="float" office:value="-26.1415">
            <text:p>-26.1415</text:p>
          </table:table-cell>
          <table:table-cell office:value-type="float" office:value="28.2015">
            <text:p>28.2015</text:p>
          </table:table-cell>
          <table:table-cell office:value-type="string">
            <text:p>196.60.8.5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196.60.8.56</text:p>
          </table:table-cell>
          <table:table-cell office:value-type="float" office:value="0.0600000000000005">
            <text:p>0.06</text:p>
          </table:table-cell>
          <table:table-cell office:value-type="string">
            <text:p>196.223.30.47</text:p>
          </table:table-cell>
          <table:table-cell office:value-type="float" office:value="-29.7793">
            <text:p>-29.7793</text:p>
          </table:table-cell>
          <table:table-cell office:value-type="float" office:value="30.99261">
            <text:p>30.99261</text:p>
          </table:table-cell>
          <table:table-cell office:value-type="string">
            <text:p>41.66.181.79</text:p>
          </table:table-cell>
          <table:table-cell office:value-type="float" office:value="0.021">
            <text:p>0.021</text:p>
          </table:table-cell>
          <table:table-cell office:value-type="string">
            <text:p>196.60.8.188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213.227.178.32</text:p>
          </table:table-cell>
          <table:table-cell office:value-type="float" office:value="5940.00000000005">
            <text:p>5940.0000000001</text:p>
          </table:table-cell>
          <table:table-cell office:value-type="float" office:value="594.000000000023">
            <text:p>594</text:p>
          </table:table-cell>
          <table:table-cell office:value-type="float" office:value="46233">
            <text:p>46233</text:p>
          </table:table-cell>
          <table:table-cell table:number-columns-repeated="984"/>
        </table:table-row>
        <table:table-row table:style-name="ro1">
          <table:table-cell office:value-type="string">
            <text:p>41.221.208.94</text:p>
          </table:table-cell>
          <table:table-cell office:value-type="float" office:value="6777">
            <text:p>6777</text:p>
          </table:table-cell>
          <table:table-cell office:value-type="float" office:value="-25.9795">
            <text:p>-25.9795</text:p>
          </table:table-cell>
          <table:table-cell office:value-type="float" office:value="32.5805">
            <text:p>32.5805</text:p>
          </table:table-cell>
          <table:table-cell office:value-type="float" office:value="0.000999999999997669">
            <text:p>0.001</text:p>
          </table:table-cell>
          <table:table-cell table:number-columns-repeated="3"/>
          <table:table-cell office:value-type="string">
            <text:p>63.223.6.130</text:p>
          </table:table-cell>
          <table:table-cell office:value-type="float" office:value="0.651">
            <text:p>0.651</text:p>
          </table:table-cell>
          <table:table-cell office:value-type="string">
            <text:p>63.223.6.90</text:p>
          </table:table-cell>
          <table:table-cell office:value-type="float" office:value="14968">
            <text:p>14968</text:p>
          </table:table-cell>
          <table:table-cell office:value-type="float" office:value="-25.9685">
            <text:p>-25.9685</text:p>
          </table:table-cell>
          <table:table-cell office:value-type="float" office:value="32.5705">
            <text:p>32.5705</text:p>
          </table:table-cell>
          <table:table-cell table:number-columns-repeated="3"/>
          <table:table-cell office:value-type="string">
            <text:p>63.223.6.130</text:p>
          </table:table-cell>
          <table:table-cell office:value-type="float" office:value="1.07">
            <text:p>1.07</text:p>
          </table:table-cell>
          <table:table-cell office:value-type="string">
            <text:p>63.223.6.90</text:p>
          </table:table-cell>
          <table:table-cell office:value-type="float" office:value="14968">
            <text:p>14968</text:p>
          </table:table-cell>
          <table:table-cell office:value-type="float" office:value="-25.9685">
            <text:p>-25.9685</text:p>
          </table:table-cell>
          <table:table-cell office:value-type="float" office:value="32.5705">
            <text:p>32.5705</text:p>
          </table:table-cell>
          <table:table-cell table:number-columns-repeated="3"/>
          <table:table-cell office:value-type="string">
            <text:p>63.223.6.130</text:p>
          </table:table-cell>
          <table:table-cell office:value-type="float" office:value="13.931">
            <text:p>13.931</text:p>
          </table:table-cell>
          <table:table-cell office:value-type="string">
            <text:p>196.10.140.18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63.223.6.130</text:p>
          </table:table-cell>
          <table:table-cell office:value-type="float" office:value="14.094">
            <text:p>14.094</text:p>
          </table:table-cell>
          <table:table-cell office:value-type="string">
            <text:p>196.10.140.18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63.223.6.130</text:p>
          </table:table-cell>
          <table:table-cell office:value-type="float" office:value="1379169">
            <text:p>1379169</text:p>
          </table:table-cell>
          <table:table-cell office:value-type="float" office:value="98.9999999997693">
            <text:p>98.9999999998</text:p>
          </table:table-cell>
          <table:table-cell office:value-type="float" office:value="105930">
            <text:p>105930</text:p>
          </table:table-cell>
          <table:table-cell table:number-columns-repeated="984"/>
        </table:table-row>
        <table:table-row table:style-name="ro1">
          <table:table-cell office:value-type="string">
            <text:p>41.79.249.228</text:p>
          </table:table-cell>
          <table:table-cell office:value-type="float" office:value="6779">
            <text:p>677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float" office:value="0.077">
            <text:p>0.077</text:p>
          </table:table-cell>
          <table:table-cell table:number-columns-repeated="3"/>
          <table:table-cell office:value-type="string">
            <text:p>63.218.150.38</text:p>
          </table:table-cell>
          <table:table-cell office:value-type="float" office:value="0.827">
            <text:p>0.827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5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63.218.150.38</text:p>
          </table:table-cell>
          <table:table-cell office:value-type="float" office:value="0.445">
            <text:p>0.445</text:p>
          </table:table-cell>
          <table:table-cell office:value-type="string">
            <text:p>188.172.217.86</text:p>
          </table:table-cell>
          <table:table-cell office:value-type="float" office:value="6569">
            <text:p>6569</text:p>
          </table:table-cell>
          <table:table-cell office:value-type="float" office:value="-26.1385">
            <text:p>-26.1385</text:p>
          </table:table-cell>
          <table:table-cell office:value-type="float" office:value="28.2005">
            <text:p>28.2005</text:p>
          </table:table-cell>
          <table:table-cell office:value-type="string">
            <text:p>196.60.8.152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63.218.150.38</text:p>
          </table:table-cell>
          <table:table-cell office:value-type="float" office:value="0.23">
            <text:p>0.23</text:p>
          </table:table-cell>
          <table:table-cell office:value-type="string">
            <text:p>196.60.8.126</text:p>
          </table:table-cell>
          <table:table-cell office:value-type="float" office:value="-26.138">
            <text:p>-26.138</text:p>
          </table:table-cell>
          <table:table-cell office:value-type="float" office:value="28.19802">
            <text:p>28.19802</text:p>
          </table:table-cell>
          <table:table-cell office:value-type="string">
            <text:p>63.218.150.38</text:p>
          </table:table-cell>
          <table:table-cell office:value-type="float" office:value="0.0339999999999989">
            <text:p>0.034</text:p>
          </table:table-cell>
          <table:table-cell office:value-type="string">
            <text:p>196.10.140.181</text:p>
          </table:table-cell>
          <table:table-cell office:value-type="float" office:value="-33.9712">
            <text:p>-33.9712</text:p>
          </table:table-cell>
          <table:table-cell office:value-type="float" office:value="18.4649">
            <text:p>18.4649</text:p>
          </table:table-cell>
          <table:table-cell office:value-type="string">
            <text:p>63.218.150.38</text:p>
          </table:table-cell>
          <table:table-cell office:value-type="float" office:value="22770">
            <text:p>22770</text:p>
          </table:table-cell>
          <table:table-cell office:value-type="float" office:value="7623">
            <text:p>7623</text:p>
          </table:table-cell>
          <table:table-cell office:value-type="float" office:value="44055">
            <text:p>44055</text:p>
          </table:table-cell>
          <table:table-cell table:number-columns-repeated="98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22/03/2021</text:date>, <text:time>17:0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7:05:33</dc:date>
    <dc:creator>paul mccherry</dc:creator>
    <meta:document-statistic meta:table-count="1" meta:cell-count="2426" meta:object-count="0"/>
    <meta:generator>OpenOffice/4.1.9$Unix OpenOffice.org_project/419m1$Build-9805</meta:generator>
  </office:meta>
</office:document-meta>
</file>